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0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3.893cm"/>
    </style:style>
    <style:style style:name="co5" style:family="table-column">
      <style:table-column-properties fo:break-before="auto" style:column-width="3.431cm"/>
    </style:style>
    <style:style style:name="co6" style:family="table-column">
      <style:table-column-properties fo:break-before="auto" style:column-width="3.4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fo:border="0.74pt solid #000000"/>
    </style:style>
    <style:style style:name="ce2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" style:family="table-cell" style:parent-style-name="Default">
      <style:table-cell-properties fo:border-bottom="none" fo:border-left="0.74pt solid #000000" fo:border-right="0.74pt solid #000000" fo:border-top="none"/>
    </style:style>
    <style:style style:name="ce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5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order-bottom="none" fo:border-left="0.74pt solid #000000" fo:border-right="none" fo:border-top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6.609cm" svg:height="9.343cm" svg:x="3.138cm" svg:y="14.921cm">
            <draw:object draw:notify-on-update-of-ranges="Hoja1.A2:Hoja1.A31 Hoja1.B1:Hoja1.B1 Hoja1.B2:Hoja1.B31 Hoja1.E1:Hoja1.E1 Hoja1.E2:Hoja1.E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799cm" svg:height="8.886cm" svg:x="20.33cm" svg:y="14.921cm">
            <draw:object draw:notify-on-update-of-ranges="Hoja1.A2:Hoja1.A31 Hoja1.F1:Hoja1.F1 Hoja1.F2:Hoja1.F31 Hoja1.I1:Hoja1.I1 Hoja1.I2:Hoja1.I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738cm" svg:height="8.853cm" svg:x="20.359cm" svg:y="24.51cm">
            <draw:object draw:notify-on-update-of-ranges="Hoja1.A2:Hoja1.A31 Hoja1.N1:Hoja1.N1 Hoja1.N2:Hoja1.N31 Hoja1.Q1:Hoja1.Q1 Hoja1.Q2:Hoja1.Q3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16.58cm" svg:height="9.326cm" svg:x="3.112cm" svg:y="24.485cm">
            <draw:object draw:notify-on-update-of-ranges="Hoja1.A2:Hoja1.A31 Hoja1.J1:Hoja1.J1 Hoja1.J2:Hoja1.J31 Hoja1.M1:Hoja1.M1 Hoja1.M2:Hoja1.M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4" draw:style-name="gr1" draw:text-style-name="P1" svg:width="15.999cm" svg:height="8.999cm" svg:x="36.766cm" svg:y="14.976cm">
            <draw:object draw:notify-on-update-of-ranges="Hoja1.A2:Hoja1.A31 Hoja1.J1:Hoja1.J1 Hoja1.J2:Hoja1.J31 Hoja1.N1:Hoja1.N1 Hoja1.N2:Hoja1.N3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3" table:default-cell-style-name="ce3"/>
        <table:table-column table:style-name="co3" table:default-cell-style-name="ce3"/>
        <table:table-column table:style-name="co2" table:number-columns-repeated="3" table:default-cell-style-name="ce3"/>
        <table:table-column table:style-name="co4" table:default-cell-style-name="ce3"/>
        <table:table-column table:style-name="co2" table:number-columns-repeated="3" table:default-cell-style-name="ce3"/>
        <table:table-column table:style-name="co5" table:default-cell-style-name="ce3"/>
        <table:table-column table:style-name="co2" table:number-columns-repeated="3" table:default-cell-style-name="ce3"/>
        <table:table-column table:style-name="co6" table:default-cell-style-name="ce3"/>
        <table:table-row table:style-name="ro1">
          <table:table-cell table:style-name="ce1" office:value-type="string" calcext:value-type="string">
            <text:p>Tamaño del vector</text:p>
          </table:table-cell>
          <table:table-cell table:style-name="ce1" office:value-type="string" calcext:value-type="string">
            <text:p>Ej2.1.1</text:p>
          </table:table-cell>
          <table:table-cell table:style-name="ce1" office:value-type="string" calcext:value-type="string">
            <text:p>O(n²)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Tiempo teórico</text:p>
          </table:table-cell>
          <table:table-cell table:style-name="ce1" office:value-type="string" calcext:value-type="string">
            <text:p>Ej2.1.2</text:p>
          </table:table-cell>
          <table:table-cell table:style-name="ce1" office:value-type="string" calcext:value-type="string">
            <text:p>O(n²)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Tiempo teórico</text:p>
          </table:table-cell>
          <table:table-cell table:style-name="ce1" office:value-type="string" calcext:value-type="string">
            <text:p>MergeSort</text:p>
          </table:table-cell>
          <table:table-cell table:style-name="ce1" office:value-type="string" calcext:value-type="string">
            <text:p>O(n*log2(n))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Tiempo teórico</text:p>
          </table:table-cell>
          <table:table-cell table:style-name="ce1" office:value-type="string" calcext:value-type="string">
            <text:p>HeapSort</text:p>
          </table:table-cell>
          <table:table-cell table:style-name="ce1" office:value-type="string" calcext:value-type="string">
            <text:p>O(n*log2(n))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Tiempo teórico</text:p>
          </table:table-cell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622" calcext:value-type="float">
            <text:p>622</text:p>
          </table:table-cell>
          <table:table-cell table:formula="of:=[.A2]^2" office:value-type="float" office:value="1000000" calcext:value-type="float">
            <text:p>1000000</text:p>
          </table:table-cell>
          <table:table-cell table:formula="of:=[.B2]/[.C2]" office:value-type="float" office:value="0.000622" calcext:value-type="float">
            <text:p>0,000622</text:p>
          </table:table-cell>
          <table:table-cell table:formula="of:=[.$D$32]*[.C2]" office:value-type="float" office:value="626.388379520673" calcext:value-type="float">
            <text:p>626,388379520673</text:p>
          </table:table-cell>
          <table:table-cell table:style-name="ce2" office:value-type="float" office:value="294" calcext:value-type="float">
            <text:p>294</text:p>
          </table:table-cell>
          <table:table-cell table:style-name="ce2" table:formula="of:=[.A2]^2" office:value-type="float" office:value="1000000" calcext:value-type="float">
            <text:p>1000000</text:p>
          </table:table-cell>
          <table:table-cell table:style-name="ce2" table:formula="of:=[.F2]/[.G2]" office:value-type="float" office:value="0.000294" calcext:value-type="float">
            <text:p>0,000294</text:p>
          </table:table-cell>
          <table:table-cell table:style-name="ce2" table:formula="of:=[.$H$32]*[.G2]" office:value-type="float" office:value="316.61110299297" calcext:value-type="float">
            <text:p>316,61110299297</text:p>
          </table:table-cell>
          <table:table-cell office:value-type="float" office:value="68" calcext:value-type="float">
            <text:p>68</text:p>
          </table:table-cell>
          <table:table-cell table:style-name="ce2" table:formula="of:=[.A2]*LOG([.A2];2)" office:value-type="float" office:value="9965.78428466209" calcext:value-type="float">
            <text:p>9965,78428466209</text:p>
          </table:table-cell>
          <table:table-cell table:style-name="ce2" table:formula="of:=[.J2]/[.K2]" office:value-type="float" office:value="0.00682334656838357" calcext:value-type="float">
            <text:p>0,00682334656838357</text:p>
          </table:table-cell>
          <table:table-cell table:style-name="ce2" table:formula="of:=[.$L$32]*[.K2]" office:value-type="float" office:value="103.184523854131" calcext:value-type="float">
            <text:p>103,184523854131</text:p>
          </table:table-cell>
          <table:table-cell office:value-type="float" office:value="127" calcext:value-type="float">
            <text:p>127</text:p>
          </table:table-cell>
          <table:table-cell table:style-name="ce2" table:formula="of:=[.A2]*LOG([.A2];2)" office:value-type="float" office:value="9965.78428466209" calcext:value-type="float">
            <text:p>9965,78428466209</text:p>
          </table:table-cell>
          <table:table-cell table:style-name="ce2" table:formula="of:=[.N2]/[.O2]" office:value-type="float" office:value="0.0127436031497752" calcext:value-type="float">
            <text:p>0,0127436031497752</text:p>
          </table:table-cell>
          <table:table-cell table:style-name="ce2" table:formula="of:=[.$P$32]*[.O2]" office:value-type="float" office:value="191.415425282321" calcext:value-type="float">
            <text:p>191,41542528232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330" calcext:value-type="float">
            <text:p>2330</text:p>
          </table:table-cell>
          <table:table-cell table:formula="of:=[.A3]^2" office:value-type="float" office:value="4000000" calcext:value-type="float">
            <text:p>4000000</text:p>
          </table:table-cell>
          <table:table-cell table:formula="of:=[.B3]/[.C3]" office:value-type="float" office:value="0.0005825" calcext:value-type="float">
            <text:p>0,0005825</text:p>
          </table:table-cell>
          <table:table-cell table:formula="of:=[.$D$32]*[.C3]" office:value-type="float" office:value="2505.55351808269" calcext:value-type="float">
            <text:p>2505,55351808269</text:p>
          </table:table-cell>
          <table:table-cell office:value-type="float" office:value="1293" calcext:value-type="float">
            <text:p>1293</text:p>
          </table:table-cell>
          <table:table-cell table:formula="of:=[.A3]^2" office:value-type="float" office:value="4000000" calcext:value-type="float">
            <text:p>4000000</text:p>
          </table:table-cell>
          <table:table-cell table:formula="of:=[.F3]/[.G3]" office:value-type="float" office:value="0.00032325" calcext:value-type="float">
            <text:p>0,00032325</text:p>
          </table:table-cell>
          <table:table-cell table:formula="of:=[.$H$32]*[.G3]" office:value-type="float" office:value="1266.44441197188" calcext:value-type="float">
            <text:p>1266,44441197188</text:p>
          </table:table-cell>
          <table:table-cell office:value-type="float" office:value="144" calcext:value-type="float">
            <text:p>144</text:p>
          </table:table-cell>
          <table:table-cell table:formula="of:=[.A3]*LOG([.A3];2)" office:value-type="float" office:value="21931.5685693242" calcext:value-type="float">
            <text:p>21931,5685693242</text:p>
          </table:table-cell>
          <table:table-cell table:formula="of:=[.J3]/[.K3]" office:value-type="float" office:value="0.0065658778370013" calcext:value-type="float">
            <text:p>0,0065658778370013</text:p>
          </table:table-cell>
          <table:table-cell table:formula="of:=[.$L$32]*[.K3]" office:value-type="float" office:value="227.076805553862" calcext:value-type="float">
            <text:p>227,076805553862</text:p>
          </table:table-cell>
          <table:table-cell office:value-type="float" office:value="272" calcext:value-type="float">
            <text:p>272</text:p>
          </table:table-cell>
          <table:table-cell table:formula="of:=[.A3]*LOG([.A3];2)" office:value-type="float" office:value="21931.5685693242" calcext:value-type="float">
            <text:p>21931,5685693242</text:p>
          </table:table-cell>
          <table:table-cell table:formula="of:=[.N3]/[.O3]" office:value-type="float" office:value="0.0124022136921136" calcext:value-type="float">
            <text:p>0,0124022136921136</text:p>
          </table:table-cell>
          <table:table-cell table:formula="of:=[.$P$32]*[.O3]" office:value-type="float" office:value="421.245373659812" calcext:value-type="float">
            <text:p>421,24537365981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539" calcext:value-type="float">
            <text:p>5539</text:p>
          </table:table-cell>
          <table:table-cell table:formula="of:=[.A4]^2" office:value-type="float" office:value="9000000" calcext:value-type="float">
            <text:p>9000000</text:p>
          </table:table-cell>
          <table:table-cell table:formula="of:=[.B4]/[.C4]" office:value-type="float" office:value="0.000615444444444444" calcext:value-type="float">
            <text:p>0,000615444444444444</text:p>
          </table:table-cell>
          <table:table-cell table:formula="of:=[.$D$32]*[.C4]" office:value-type="float" office:value="5637.49541568606" calcext:value-type="float">
            <text:p>5637,49541568606</text:p>
          </table:table-cell>
          <table:table-cell office:value-type="float" office:value="3900" calcext:value-type="float">
            <text:p>3900</text:p>
          </table:table-cell>
          <table:table-cell table:formula="of:=[.A4]^2" office:value-type="float" office:value="9000000" calcext:value-type="float">
            <text:p>9000000</text:p>
          </table:table-cell>
          <table:table-cell table:formula="of:=[.F4]/[.G4]" office:value-type="float" office:value="0.000433333333333333" calcext:value-type="float">
            <text:p>0,000433333333333333</text:p>
          </table:table-cell>
          <table:table-cell table:formula="of:=[.$H$32]*[.G4]" office:value-type="float" office:value="2849.49992693673" calcext:value-type="float">
            <text:p>2849,49992693673</text:p>
          </table:table-cell>
          <table:table-cell office:value-type="float" office:value="225" calcext:value-type="float">
            <text:p>225</text:p>
          </table:table-cell>
          <table:table-cell table:formula="of:=[.A4]*LOG([.A4];2)" office:value-type="float" office:value="34652.2403561497" calcext:value-type="float">
            <text:p>34652,2403561497</text:p>
          </table:table-cell>
          <table:table-cell table:formula="of:=[.J4]/[.K4]" office:value-type="float" office:value="0.00649308667166939" calcext:value-type="float">
            <text:p>0,00649308667166939</text:p>
          </table:table-cell>
          <table:table-cell table:formula="of:=[.$L$32]*[.K4]" office:value-type="float" office:value="358.785101051328" calcext:value-type="float">
            <text:p>358,785101051328</text:p>
          </table:table-cell>
          <table:table-cell office:value-type="float" office:value="429" calcext:value-type="float">
            <text:p>429</text:p>
          </table:table-cell>
          <table:table-cell table:formula="of:=[.A4]*LOG([.A4];2)" office:value-type="float" office:value="34652.2403561497" calcext:value-type="float">
            <text:p>34652,2403561497</text:p>
          </table:table-cell>
          <table:table-cell table:formula="of:=[.N4]/[.O4]" office:value-type="float" office:value="0.0123801519206496" calcext:value-type="float">
            <text:p>0,0123801519206496</text:p>
          </table:table-cell>
          <table:table-cell table:formula="of:=[.$P$32]*[.O4]" office:value-type="float" office:value="665.57464373036" calcext:value-type="float">
            <text:p>665,5746437303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363" calcext:value-type="float">
            <text:p>10363</text:p>
          </table:table-cell>
          <table:table-cell table:formula="of:=[.A5]^2" office:value-type="float" office:value="16000000" calcext:value-type="float">
            <text:p>16000000</text:p>
          </table:table-cell>
          <table:table-cell table:formula="of:=[.B5]/[.C5]" office:value-type="float" office:value="0.0006476875" calcext:value-type="float">
            <text:p>0,0006476875</text:p>
          </table:table-cell>
          <table:table-cell table:formula="of:=[.$D$32]*[.C5]" office:value-type="float" office:value="10022.2140723308" calcext:value-type="float">
            <text:p>10022,2140723308</text:p>
          </table:table-cell>
          <table:table-cell office:value-type="float" office:value="6882" calcext:value-type="float">
            <text:p>6882</text:p>
          </table:table-cell>
          <table:table-cell table:formula="of:=[.A5]^2" office:value-type="float" office:value="16000000" calcext:value-type="float">
            <text:p>16000000</text:p>
          </table:table-cell>
          <table:table-cell table:formula="of:=[.F5]/[.G5]" office:value-type="float" office:value="0.000430125" calcext:value-type="float">
            <text:p>0,000430125</text:p>
          </table:table-cell>
          <table:table-cell table:formula="of:=[.$H$32]*[.G5]" office:value-type="float" office:value="5065.77764788752" calcext:value-type="float">
            <text:p>5065,77764788752</text:p>
          </table:table-cell>
          <table:table-cell office:value-type="float" office:value="307" calcext:value-type="float">
            <text:p>307</text:p>
          </table:table-cell>
          <table:table-cell table:formula="of:=[.A5]*LOG([.A5];2)" office:value-type="float" office:value="47863.1371386484" calcext:value-type="float">
            <text:p>47863,1371386484</text:p>
          </table:table-cell>
          <table:table-cell table:formula="of:=[.J5]/[.K5]" office:value-type="float" office:value="0.00641412198098701" calcext:value-type="float">
            <text:p>0,00641412198098701</text:p>
          </table:table-cell>
          <table:table-cell table:formula="of:=[.$L$32]*[.K5]" office:value-type="float" office:value="495.569126798924" calcext:value-type="float">
            <text:p>495,569126798924</text:p>
          </table:table-cell>
          <table:table-cell office:value-type="float" office:value="590" calcext:value-type="float">
            <text:p>590</text:p>
          </table:table-cell>
          <table:table-cell table:formula="of:=[.A5]*LOG([.A5];2)" office:value-type="float" office:value="47863.1371386484" calcext:value-type="float">
            <text:p>47863,1371386484</text:p>
          </table:table-cell>
          <table:table-cell table:formula="of:=[.N5]/[.O5]" office:value-type="float" office:value="0.0123268142305614" calcext:value-type="float">
            <text:p>0,0123268142305614</text:p>
          </table:table-cell>
          <table:table-cell table:formula="of:=[.$P$32]*[.O5]" office:value-type="float" office:value="919.319793509965" calcext:value-type="float">
            <text:p>919,31979350996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6052" calcext:value-type="float">
            <text:p>16052</text:p>
          </table:table-cell>
          <table:table-cell table:formula="of:=[.A6]^2" office:value-type="float" office:value="25000000" calcext:value-type="float">
            <text:p>25000000</text:p>
          </table:table-cell>
          <table:table-cell table:formula="of:=[.B6]/[.C6]" office:value-type="float" office:value="0.00064208" calcext:value-type="float">
            <text:p>0,00064208</text:p>
          </table:table-cell>
          <table:table-cell table:formula="of:=[.$D$32]*[.C6]" office:value-type="float" office:value="15659.7094880168" calcext:value-type="float">
            <text:p>15659,7094880168</text:p>
          </table:table-cell>
          <table:table-cell office:value-type="float" office:value="7800" calcext:value-type="float">
            <text:p>7800</text:p>
          </table:table-cell>
          <table:table-cell table:formula="of:=[.A6]^2" office:value-type="float" office:value="25000000" calcext:value-type="float">
            <text:p>25000000</text:p>
          </table:table-cell>
          <table:table-cell table:formula="of:=[.F6]/[.G6]" office:value-type="float" office:value="0.000312" calcext:value-type="float">
            <text:p>0,000312</text:p>
          </table:table-cell>
          <table:table-cell table:formula="of:=[.$H$32]*[.G6]" office:value-type="float" office:value="7915.27757482425" calcext:value-type="float">
            <text:p>7915,27757482425</text:p>
          </table:table-cell>
          <table:table-cell office:value-type="float" office:value="395" calcext:value-type="float">
            <text:p>395</text:p>
          </table:table-cell>
          <table:table-cell table:formula="of:=[.A6]*LOG([.A6];2)" office:value-type="float" office:value="61438.5618977473" calcext:value-type="float">
            <text:p>61438,5618977473</text:p>
          </table:table-cell>
          <table:table-cell table:formula="of:=[.J6]/[.K6]" office:value-type="float" office:value="0.0064291869438188" calcext:value-type="float">
            <text:p>0,0064291869438188</text:p>
          </table:table-cell>
          <table:table-cell table:formula="of:=[.$L$32]*[.K6]" office:value-type="float" office:value="636.127431080211" calcext:value-type="float">
            <text:p>636,127431080211</text:p>
          </table:table-cell>
          <table:table-cell office:value-type="float" office:value="796" calcext:value-type="float">
            <text:p>796</text:p>
          </table:table-cell>
          <table:table-cell table:formula="of:=[.A6]*LOG([.A6];2)" office:value-type="float" office:value="61438.5618977473" calcext:value-type="float">
            <text:p>61438,5618977473</text:p>
          </table:table-cell>
          <table:table-cell table:formula="of:=[.N6]/[.O6]" office:value-type="float" office:value="0.0129560324234931" calcext:value-type="float">
            <text:p>0,0129560324234931</text:p>
          </table:table-cell>
          <table:table-cell table:formula="of:=[.$P$32]*[.O6]" office:value-type="float" office:value="1180.06652747754" calcext:value-type="float">
            <text:p>1180,06652747754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2069" calcext:value-type="float">
            <text:p>22069</text:p>
          </table:table-cell>
          <table:table-cell table:formula="of:=[.A7]^2" office:value-type="float" office:value="36000000" calcext:value-type="float">
            <text:p>36000000</text:p>
          </table:table-cell>
          <table:table-cell table:formula="of:=[.B7]/[.C7]" office:value-type="float" office:value="0.000613027777777778" calcext:value-type="float">
            <text:p>0,000613027777777778</text:p>
          </table:table-cell>
          <table:table-cell table:formula="of:=[.$D$32]*[.C7]" office:value-type="float" office:value="22549.9816627442" calcext:value-type="float">
            <text:p>22549,9816627442</text:p>
          </table:table-cell>
          <table:table-cell office:value-type="float" office:value="10847" calcext:value-type="float">
            <text:p>10847</text:p>
          </table:table-cell>
          <table:table-cell table:formula="of:=[.A7]^2" office:value-type="float" office:value="36000000" calcext:value-type="float">
            <text:p>36000000</text:p>
          </table:table-cell>
          <table:table-cell table:formula="of:=[.F7]/[.G7]" office:value-type="float" office:value="0.000301305555555556" calcext:value-type="float">
            <text:p>0,000301305555555556</text:p>
          </table:table-cell>
          <table:table-cell table:formula="of:=[.$H$32]*[.G7]" office:value-type="float" office:value="11397.9997077469" calcext:value-type="float">
            <text:p>11397,9997077469</text:p>
          </table:table-cell>
          <table:table-cell office:value-type="float" office:value="525" calcext:value-type="float">
            <text:p>525</text:p>
          </table:table-cell>
          <table:table-cell table:formula="of:=[.A7]*LOG([.A7];2)" office:value-type="float" office:value="75304.4807122995" calcext:value-type="float">
            <text:p>75304,4807122995</text:p>
          </table:table-cell>
          <table:table-cell table:formula="of:=[.J7]/[.K7]" office:value-type="float" office:value="0.00697169670428724" calcext:value-type="float">
            <text:p>0,00697169670428724</text:p>
          </table:table-cell>
          <table:table-cell table:formula="of:=[.$L$32]*[.K7]" office:value-type="float" office:value="779.693475639455" calcext:value-type="float">
            <text:p>779,693475639455</text:p>
          </table:table-cell>
          <table:table-cell office:value-type="float" office:value="961" calcext:value-type="float">
            <text:p>961</text:p>
          </table:table-cell>
          <table:table-cell table:formula="of:=[.A7]*LOG([.A7];2)" office:value-type="float" office:value="75304.4807122995" calcext:value-type="float">
            <text:p>75304,4807122995</text:p>
          </table:table-cell>
          <table:table-cell table:formula="of:=[.N7]/[.O7]" office:value-type="float" office:value="0.0127615248244191" calcext:value-type="float">
            <text:p>0,0127615248244191</text:p>
          </table:table-cell>
          <table:table-cell table:formula="of:=[.$P$32]*[.O7]" office:value-type="float" office:value="1446.39285674623" calcext:value-type="float">
            <text:p>1446,3928567462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30436" calcext:value-type="float">
            <text:p>30436</text:p>
          </table:table-cell>
          <table:table-cell table:formula="of:=[.A8]^2" office:value-type="float" office:value="49000000" calcext:value-type="float">
            <text:p>49000000</text:p>
          </table:table-cell>
          <table:table-cell table:formula="of:=[.B8]/[.C8]" office:value-type="float" office:value="0.000621142857142857" calcext:value-type="float">
            <text:p>0,000621142857142857</text:p>
          </table:table-cell>
          <table:table-cell table:formula="of:=[.$D$32]*[.C8]" office:value-type="float" office:value="30693.030596513" calcext:value-type="float">
            <text:p>30693,030596513</text:p>
          </table:table-cell>
          <table:table-cell office:value-type="float" office:value="15253" calcext:value-type="float">
            <text:p>15253</text:p>
          </table:table-cell>
          <table:table-cell table:formula="of:=[.A8]^2" office:value-type="float" office:value="49000000" calcext:value-type="float">
            <text:p>49000000</text:p>
          </table:table-cell>
          <table:table-cell table:formula="of:=[.F8]/[.G8]" office:value-type="float" office:value="0.000311285714285714" calcext:value-type="float">
            <text:p>0,000311285714285714</text:p>
          </table:table-cell>
          <table:table-cell table:formula="of:=[.$H$32]*[.G8]" office:value-type="float" office:value="15513.9440466555" calcext:value-type="float">
            <text:p>15513,9440466555</text:p>
          </table:table-cell>
          <table:table-cell office:value-type="float" office:value="626" calcext:value-type="float">
            <text:p>626</text:p>
          </table:table-cell>
          <table:table-cell table:formula="of:=[.A8]*LOG([.A8];2)" office:value-type="float" office:value="89411.9744470378" calcext:value-type="float">
            <text:p>89411,9744470378</text:p>
          </table:table-cell>
          <table:table-cell table:formula="of:=[.J8]/[.K8]" office:value-type="float" office:value="0.00700129936590097" calcext:value-type="float">
            <text:p>0,00700129936590097</text:p>
          </table:table-cell>
          <table:table-cell table:formula="of:=[.$L$32]*[.K8]" office:value-type="float" office:value="925.760757673092" calcext:value-type="float">
            <text:p>925,760757673092</text:p>
          </table:table-cell>
          <table:table-cell office:value-type="float" office:value="1173" calcext:value-type="float">
            <text:p>1173</text:p>
          </table:table-cell>
          <table:table-cell table:formula="of:=[.A8]*LOG([.A8];2)" office:value-type="float" office:value="89411.9744470378" calcext:value-type="float">
            <text:p>89411,9744470378</text:p>
          </table:table-cell>
          <table:table-cell table:formula="of:=[.N8]/[.O8]" office:value-type="float" office:value="0.0131190481728464" calcext:value-type="float">
            <text:p>0,0131190481728464</text:p>
          </table:table-cell>
          <table:table-cell table:formula="of:=[.$P$32]*[.O8]" office:value-type="float" office:value="1717.35917869028" calcext:value-type="float">
            <text:p>1717,35917869028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8535" calcext:value-type="float">
            <text:p>38535</text:p>
          </table:table-cell>
          <table:table-cell table:formula="of:=[.A9]^2" office:value-type="float" office:value="64000000" calcext:value-type="float">
            <text:p>64000000</text:p>
          </table:table-cell>
          <table:table-cell table:formula="of:=[.B9]/[.C9]" office:value-type="float" office:value="0.000602109375" calcext:value-type="float">
            <text:p>0,000602109375</text:p>
          </table:table-cell>
          <table:table-cell table:formula="of:=[.$D$32]*[.C9]" office:value-type="float" office:value="40088.8562893231" calcext:value-type="float">
            <text:p>40088,8562893231</text:p>
          </table:table-cell>
          <table:table-cell office:value-type="float" office:value="19388" calcext:value-type="float">
            <text:p>19388</text:p>
          </table:table-cell>
          <table:table-cell table:formula="of:=[.A9]^2" office:value-type="float" office:value="64000000" calcext:value-type="float">
            <text:p>64000000</text:p>
          </table:table-cell>
          <table:table-cell table:formula="of:=[.F9]/[.G9]" office:value-type="float" office:value="0.0003029375" calcext:value-type="float">
            <text:p>0,0003029375</text:p>
          </table:table-cell>
          <table:table-cell table:formula="of:=[.$H$32]*[.G9]" office:value-type="float" office:value="20263.1105915501" calcext:value-type="float">
            <text:p>20263,1105915501</text:p>
          </table:table-cell>
          <table:table-cell office:value-type="float" office:value="718" calcext:value-type="float">
            <text:p>718</text:p>
          </table:table-cell>
          <table:table-cell table:formula="of:=[.A9]*LOG([.A9];2)" office:value-type="float" office:value="103726.274277297" calcext:value-type="float">
            <text:p>103726,274277297</text:p>
          </table:table-cell>
          <table:table-cell table:formula="of:=[.J9]/[.K9]" office:value-type="float" office:value="0.00692206487702946" calcext:value-type="float">
            <text:p>0,00692206487702946</text:p>
          </table:table-cell>
          <table:table-cell table:formula="of:=[.$L$32]*[.K9]" office:value-type="float" office:value="1073.96928498024" calcext:value-type="float">
            <text:p>1073,96928498024</text:p>
          </table:table-cell>
          <table:table-cell office:value-type="float" office:value="1358" calcext:value-type="float">
            <text:p>1358</text:p>
          </table:table-cell>
          <table:table-cell table:formula="of:=[.A9]*LOG([.A9];2)" office:value-type="float" office:value="103726.274277297" calcext:value-type="float">
            <text:p>103726,274277297</text:p>
          </table:table-cell>
          <table:table-cell table:formula="of:=[.N9]/[.O9]" office:value-type="float" office:value="0.0130921505612897" calcext:value-type="float">
            <text:p>0,0130921505612897</text:p>
          </table:table-cell>
          <table:table-cell table:formula="of:=[.$P$32]*[.O9]" office:value-type="float" office:value="1992.29767940061" calcext:value-type="float">
            <text:p>1992,29767940061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51022" calcext:value-type="float">
            <text:p>51022</text:p>
          </table:table-cell>
          <table:table-cell table:formula="of:=[.A10]^2" office:value-type="float" office:value="81000000" calcext:value-type="float">
            <text:p>81000000</text:p>
          </table:table-cell>
          <table:table-cell table:formula="of:=[.B10]/[.C10]" office:value-type="float" office:value="0.000629901234567901" calcext:value-type="float">
            <text:p>0,000629901234567901</text:p>
          </table:table-cell>
          <table:table-cell table:formula="of:=[.$D$32]*[.C10]" office:value-type="float" office:value="50737.4587411745" calcext:value-type="float">
            <text:p>50737,4587411745</text:p>
          </table:table-cell>
          <table:table-cell office:value-type="float" office:value="24913" calcext:value-type="float">
            <text:p>24913</text:p>
          </table:table-cell>
          <table:table-cell table:formula="of:=[.A10]^2" office:value-type="float" office:value="81000000" calcext:value-type="float">
            <text:p>81000000</text:p>
          </table:table-cell>
          <table:table-cell table:formula="of:=[.F10]/[.G10]" office:value-type="float" office:value="0.000307567901234568" calcext:value-type="float">
            <text:p>0,000307567901234568</text:p>
          </table:table-cell>
          <table:table-cell table:formula="of:=[.$H$32]*[.G10]" office:value-type="float" office:value="25645.4993424306" calcext:value-type="float">
            <text:p>25645,4993424306</text:p>
          </table:table-cell>
          <table:table-cell office:value-type="float" office:value="871" calcext:value-type="float">
            <text:p>871</text:p>
          </table:table-cell>
          <table:table-cell table:formula="of:=[.A10]*LOG([.A10];2)" office:value-type="float" office:value="118221.38357494" calcext:value-type="float">
            <text:p>118221,38357494</text:p>
          </table:table-cell>
          <table:table-cell table:formula="of:=[.J10]/[.K10]" office:value-type="float" office:value="0.00736753346697114" calcext:value-type="float">
            <text:p>0,00736753346697114</text:p>
          </table:table-cell>
          <table:table-cell table:formula="of:=[.$L$32]*[.K10]" office:value-type="float" office:value="1224.04989162079" calcext:value-type="float">
            <text:p>1224,04989162079</text:p>
          </table:table-cell>
          <table:table-cell office:value-type="float" office:value="1546" calcext:value-type="float">
            <text:p>1546</text:p>
          </table:table-cell>
          <table:table-cell table:formula="of:=[.A10]*LOG([.A10];2)" office:value-type="float" office:value="118221.38357494" calcext:value-type="float">
            <text:p>118221,38357494</text:p>
          </table:table-cell>
          <table:table-cell table:formula="of:=[.N10]/[.O10]" office:value-type="float" office:value="0.0130771604362082" calcext:value-type="float">
            <text:p>0,0130771604362082</text:p>
          </table:table-cell>
          <table:table-cell table:formula="of:=[.$P$32]*[.O10]" office:value-type="float" office:value="2270.70903484128" calcext:value-type="float">
            <text:p>2270,7090348412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1251" calcext:value-type="float">
            <text:p>61251</text:p>
          </table:table-cell>
          <table:table-cell table:formula="of:=[.A11]^2" office:value-type="float" office:value="100000000" calcext:value-type="float">
            <text:p>100000000</text:p>
          </table:table-cell>
          <table:table-cell table:formula="of:=[.B11]/[.C11]" office:value-type="float" office:value="0.00061251" calcext:value-type="float">
            <text:p>0,00061251</text:p>
          </table:table-cell>
          <table:table-cell table:formula="of:=[.$D$32]*[.C11]" office:value-type="float" office:value="62638.8379520673" calcext:value-type="float">
            <text:p>62638,8379520673</text:p>
          </table:table-cell>
          <table:table-cell office:value-type="float" office:value="29728" calcext:value-type="float">
            <text:p>29728</text:p>
          </table:table-cell>
          <table:table-cell table:formula="of:=[.A11]^2" office:value-type="float" office:value="100000000" calcext:value-type="float">
            <text:p>100000000</text:p>
          </table:table-cell>
          <table:table-cell table:formula="of:=[.F11]/[.G11]" office:value-type="float" office:value="0.00029728" calcext:value-type="float">
            <text:p>0,00029728</text:p>
          </table:table-cell>
          <table:table-cell table:formula="of:=[.$H$32]*[.G11]" office:value-type="float" office:value="31661.110299297" calcext:value-type="float">
            <text:p>31661,110299297</text:p>
          </table:table-cell>
          <table:table-cell office:value-type="float" office:value="915" calcext:value-type="float">
            <text:p>915</text:p>
          </table:table-cell>
          <table:table-cell table:formula="of:=[.A11]*LOG([.A11];2)" office:value-type="float" office:value="132877.123795495" calcext:value-type="float">
            <text:p>132877,123795495</text:p>
          </table:table-cell>
          <table:table-cell table:formula="of:=[.J11]/[.K11]" office:value-type="float" office:value="0.00688606115081357" calcext:value-type="float">
            <text:p>0,00688606115081357</text:p>
          </table:table-cell>
          <table:table-cell table:formula="of:=[.$L$32]*[.K11]" office:value-type="float" office:value="1375.79365138842" calcext:value-type="float">
            <text:p>1375,79365138842</text:p>
          </table:table-cell>
          <table:table-cell office:value-type="float" office:value="1877" calcext:value-type="float">
            <text:p>1877</text:p>
          </table:table-cell>
          <table:table-cell table:formula="of:=[.A11]*LOG([.A11];2)" office:value-type="float" office:value="132877.123795495" calcext:value-type="float">
            <text:p>132877,123795495</text:p>
          </table:table-cell>
          <table:table-cell table:formula="of:=[.N11]/[.O11]" office:value-type="float" office:value="0.0141258325465323" calcext:value-type="float">
            <text:p>0,0141258325465323</text:p>
          </table:table-cell>
          <table:table-cell table:formula="of:=[.$P$32]*[.O11]" office:value-type="float" office:value="2552.20567043094" calcext:value-type="float">
            <text:p>2552,20567043094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74064" calcext:value-type="float">
            <text:p>74064</text:p>
          </table:table-cell>
          <table:table-cell table:formula="of:=[.A12]^2" office:value-type="float" office:value="121000000" calcext:value-type="float">
            <text:p>121000000</text:p>
          </table:table-cell>
          <table:table-cell table:formula="of:=[.B12]/[.C12]" office:value-type="float" office:value="0.000612099173553719" calcext:value-type="float">
            <text:p>0,000612099173553719</text:p>
          </table:table-cell>
          <table:table-cell table:formula="of:=[.$D$32]*[.C12]" office:value-type="float" office:value="75792.9939220015" calcext:value-type="float">
            <text:p>75792,9939220015</text:p>
          </table:table-cell>
          <table:table-cell office:value-type="float" office:value="37380" calcext:value-type="float">
            <text:p>37380</text:p>
          </table:table-cell>
          <table:table-cell table:formula="of:=[.A12]^2" office:value-type="float" office:value="121000000" calcext:value-type="float">
            <text:p>121000000</text:p>
          </table:table-cell>
          <table:table-cell table:formula="of:=[.F12]/[.G12]" office:value-type="float" office:value="0.000308925619834711" calcext:value-type="float">
            <text:p>0,000308925619834711</text:p>
          </table:table-cell>
          <table:table-cell table:formula="of:=[.$H$32]*[.G12]" office:value-type="float" office:value="38309.9434621494" calcext:value-type="float">
            <text:p>38309,9434621494</text:p>
          </table:table-cell>
          <table:table-cell office:value-type="float" office:value="1108" calcext:value-type="float">
            <text:p>1108</text:p>
          </table:table-cell>
          <table:table-cell table:formula="of:=[.A12]*LOG([.A12];2)" office:value-type="float" office:value="147677.374936293" calcext:value-type="float">
            <text:p>147677,374936293</text:p>
          </table:table-cell>
          <table:table-cell table:formula="of:=[.J12]/[.K12]" office:value-type="float" office:value="0.00750284192468875" calcext:value-type="float">
            <text:p>0,00750284192468875</text:p>
          </table:table-cell>
          <table:table-cell table:formula="of:=[.$L$32]*[.K12]" office:value-type="float" office:value="1529.03365972728" calcext:value-type="float">
            <text:p>1529,03365972728</text:p>
          </table:table-cell>
          <table:table-cell office:value-type="float" office:value="2075" calcext:value-type="float">
            <text:p>2075</text:p>
          </table:table-cell>
          <table:table-cell table:formula="of:=[.A12]*LOG([.A12];2)" office:value-type="float" office:value="147677.374936293" calcext:value-type="float">
            <text:p>147677,374936293</text:p>
          </table:table-cell>
          <table:table-cell table:formula="of:=[.N12]/[.O12]" office:value-type="float" office:value="0.014050899813835" calcext:value-type="float">
            <text:p>0,014050899813835</text:p>
          </table:table-cell>
          <table:table-cell table:formula="of:=[.$P$32]*[.O12]" office:value-type="float" office:value="2836.47796506221" calcext:value-type="float">
            <text:p>2836,47796506221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91233" calcext:value-type="float">
            <text:p>91233</text:p>
          </table:table-cell>
          <table:table-cell table:formula="of:=[.A13]^2" office:value-type="float" office:value="144000000" calcext:value-type="float">
            <text:p>144000000</text:p>
          </table:table-cell>
          <table:table-cell table:formula="of:=[.B13]/[.C13]" office:value-type="float" office:value="0.0006335625" calcext:value-type="float">
            <text:p>0,0006335625</text:p>
          </table:table-cell>
          <table:table-cell table:formula="of:=[.$D$32]*[.C13]" office:value-type="float" office:value="90199.9266509769" calcext:value-type="float">
            <text:p>90199,9266509769</text:p>
          </table:table-cell>
          <table:table-cell office:value-type="float" office:value="45701" calcext:value-type="float">
            <text:p>45701</text:p>
          </table:table-cell>
          <table:table-cell table:formula="of:=[.A13]^2" office:value-type="float" office:value="144000000" calcext:value-type="float">
            <text:p>144000000</text:p>
          </table:table-cell>
          <table:table-cell table:formula="of:=[.F13]/[.G13]" office:value-type="float" office:value="0.000317368055555556" calcext:value-type="float">
            <text:p>0,000317368055555556</text:p>
          </table:table-cell>
          <table:table-cell table:formula="of:=[.$H$32]*[.G13]" office:value-type="float" office:value="45591.9988309877" calcext:value-type="float">
            <text:p>45591,9988309877</text:p>
          </table:table-cell>
          <table:table-cell office:value-type="float" office:value="1201" calcext:value-type="float">
            <text:p>1201</text:p>
          </table:table-cell>
          <table:table-cell table:formula="of:=[.A13]*LOG([.A13];2)" office:value-type="float" office:value="162608.961424599" calcext:value-type="float">
            <text:p>162608,961424599</text:p>
          </table:table-cell>
          <table:table-cell table:formula="of:=[.J13]/[.K13]" office:value-type="float" office:value="0.00738581680540958" calcext:value-type="float">
            <text:p>0,00738581680540958</text:p>
          </table:table-cell>
          <table:table-cell table:formula="of:=[.$L$32]*[.K13]" office:value-type="float" office:value="1683.63349835251" calcext:value-type="float">
            <text:p>1683,63349835251</text:p>
          </table:table-cell>
          <table:table-cell office:value-type="float" office:value="2286" calcext:value-type="float">
            <text:p>2286</text:p>
          </table:table-cell>
          <table:table-cell table:formula="of:=[.A13]*LOG([.A13];2)" office:value-type="float" office:value="162608.961424599" calcext:value-type="float">
            <text:p>162608,961424599</text:p>
          </table:table-cell>
          <table:table-cell table:formula="of:=[.N13]/[.O13]" office:value-type="float" office:value="0.0140582657928112" calcext:value-type="float">
            <text:p>0,0140582657928112</text:p>
          </table:table-cell>
          <table:table-cell table:formula="of:=[.$P$32]*[.O13]" office:value-type="float" office:value="3123.27285206349" calcext:value-type="float">
            <text:p>3123,27285206349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105231" calcext:value-type="float">
            <text:p>105231</text:p>
          </table:table-cell>
          <table:table-cell table:formula="of:=[.A14]^2" office:value-type="float" office:value="169000000" calcext:value-type="float">
            <text:p>169000000</text:p>
          </table:table-cell>
          <table:table-cell table:formula="of:=[.B14]/[.C14]" office:value-type="float" office:value="0.000622668639053255" calcext:value-type="float">
            <text:p>0,000622668639053255</text:p>
          </table:table-cell>
          <table:table-cell table:formula="of:=[.$D$32]*[.C14]" office:value-type="float" office:value="105859.636138994" calcext:value-type="float">
            <text:p>105859,636138994</text:p>
          </table:table-cell>
          <table:table-cell office:value-type="float" office:value="51461" calcext:value-type="float">
            <text:p>51461</text:p>
          </table:table-cell>
          <table:table-cell table:formula="of:=[.A14]^2" office:value-type="float" office:value="169000000" calcext:value-type="float">
            <text:p>169000000</text:p>
          </table:table-cell>
          <table:table-cell table:formula="of:=[.F14]/[.G14]" office:value-type="float" office:value="0.000304502958579882" calcext:value-type="float">
            <text:p>0,000304502958579882</text:p>
          </table:table-cell>
          <table:table-cell table:formula="of:=[.$H$32]*[.G14]" office:value-type="float" office:value="53507.2764058119" calcext:value-type="float">
            <text:p>53507,2764058119</text:p>
          </table:table-cell>
          <table:table-cell office:value-type="float" office:value="1314" calcext:value-type="float">
            <text:p>1314</text:p>
          </table:table-cell>
          <table:table-cell table:formula="of:=[.A14]*LOG([.A14];2)" office:value-type="float" office:value="177660.912036441" calcext:value-type="float">
            <text:p>177660,912036441</text:p>
          </table:table-cell>
          <table:table-cell table:formula="of:=[.J14]/[.K14]" office:value-type="float" office:value="0.00739611198061662" calcext:value-type="float">
            <text:p>0,00739611198061662</text:p>
          </table:table-cell>
          <table:table-cell table:formula="of:=[.$L$32]*[.K14]" office:value-type="float" office:value="1839.47957253948" calcext:value-type="float">
            <text:p>1839,47957253948</text:p>
          </table:table-cell>
          <table:table-cell office:value-type="float" office:value="2721" calcext:value-type="float">
            <text:p>2721</text:p>
          </table:table-cell>
          <table:table-cell table:formula="of:=[.A14]*LOG([.A14];2)" office:value-type="float" office:value="177660.912036441" calcext:value-type="float">
            <text:p>177660,912036441</text:p>
          </table:table-cell>
          <table:table-cell table:formula="of:=[.N14]/[.O14]" office:value-type="float" office:value="0.0153156930740166" calcext:value-type="float">
            <text:p>0,0153156930740166</text:p>
          </table:table-cell>
          <table:table-cell table:formula="of:=[.$P$32]*[.O14]" office:value-type="float" office:value="3412.37960426649" calcext:value-type="float">
            <text:p>3412,37960426649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123952" calcext:value-type="float">
            <text:p>123952</text:p>
          </table:table-cell>
          <table:table-cell table:formula="of:=[.A15]^2" office:value-type="float" office:value="196000000" calcext:value-type="float">
            <text:p>196000000</text:p>
          </table:table-cell>
          <table:table-cell table:formula="of:=[.B15]/[.C15]" office:value-type="float" office:value="0.000632408163265306" calcext:value-type="float">
            <text:p>0,000632408163265306</text:p>
          </table:table-cell>
          <table:table-cell table:formula="of:=[.$D$32]*[.C15]" office:value-type="float" office:value="122772.122386052" calcext:value-type="float">
            <text:p>122772,122386052</text:p>
          </table:table-cell>
          <table:table-cell office:value-type="float" office:value="61555" calcext:value-type="float">
            <text:p>61555</text:p>
          </table:table-cell>
          <table:table-cell table:formula="of:=[.A15]^2" office:value-type="float" office:value="196000000" calcext:value-type="float">
            <text:p>196000000</text:p>
          </table:table-cell>
          <table:table-cell table:formula="of:=[.F15]/[.G15]" office:value-type="float" office:value="0.00031405612244898" calcext:value-type="float">
            <text:p>0,00031405612244898</text:p>
          </table:table-cell>
          <table:table-cell table:formula="of:=[.$H$32]*[.G15]" office:value-type="float" office:value="62055.7761866221" calcext:value-type="float">
            <text:p>62055,7761866221</text:p>
          </table:table-cell>
          <table:table-cell office:value-type="float" office:value="1459" calcext:value-type="float">
            <text:p>1459</text:p>
          </table:table-cell>
          <table:table-cell table:formula="of:=[.A15]*LOG([.A15];2)" office:value-type="float" office:value="192823.948894076" calcext:value-type="float">
            <text:p>192823,948894076</text:p>
          </table:table-cell>
          <table:table-cell table:formula="of:=[.J15]/[.K15]" office:value-type="float" office:value="0.00756648750514634" calcext:value-type="float">
            <text:p>0,00756648750514634</text:p>
          </table:table-cell>
          <table:table-cell table:formula="of:=[.$L$32]*[.K15]" office:value-type="float" office:value="1996.47582026538" calcext:value-type="float">
            <text:p>1996,47582026538</text:p>
          </table:table-cell>
          <table:table-cell office:value-type="float" office:value="3291" calcext:value-type="float">
            <text:p>3291</text:p>
          </table:table-cell>
          <table:table-cell table:formula="of:=[.A15]*LOG([.A15];2)" office:value-type="float" office:value="192823.948894076" calcext:value-type="float">
            <text:p>192823,948894076</text:p>
          </table:table-cell>
          <table:table-cell table:formula="of:=[.N15]/[.O15]" office:value-type="float" office:value="0.0170673820284007" calcext:value-type="float">
            <text:p>0,0170673820284007</text:p>
          </table:table-cell>
          <table:table-cell table:formula="of:=[.$P$32]*[.O15]" office:value-type="float" office:value="3703.62001904675" calcext:value-type="float">
            <text:p>3703,62001904675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38857" calcext:value-type="float">
            <text:p>138857</text:p>
          </table:table-cell>
          <table:table-cell table:formula="of:=[.A16]^2" office:value-type="float" office:value="225000000" calcext:value-type="float">
            <text:p>225000000</text:p>
          </table:table-cell>
          <table:table-cell table:formula="of:=[.B16]/[.C16]" office:value-type="float" office:value="0.000617142222222222" calcext:value-type="float">
            <text:p>0,000617142222222222</text:p>
          </table:table-cell>
          <table:table-cell table:formula="of:=[.$D$32]*[.C16]" office:value-type="float" office:value="140937.385392152" calcext:value-type="float">
            <text:p>140937,385392152</text:p>
          </table:table-cell>
          <table:table-cell office:value-type="float" office:value="68809" calcext:value-type="float">
            <text:p>68809</text:p>
          </table:table-cell>
          <table:table-cell table:formula="of:=[.A16]^2" office:value-type="float" office:value="225000000" calcext:value-type="float">
            <text:p>225000000</text:p>
          </table:table-cell>
          <table:table-cell table:formula="of:=[.F16]/[.G16]" office:value-type="float" office:value="0.000305817777777778" calcext:value-type="float">
            <text:p>0,000305817777777778</text:p>
          </table:table-cell>
          <table:table-cell table:formula="of:=[.$H$32]*[.G16]" office:value-type="float" office:value="71237.4981734183" calcext:value-type="float">
            <text:p>71237,4981734183</text:p>
          </table:table-cell>
          <table:table-cell office:value-type="float" office:value="1674" calcext:value-type="float">
            <text:p>1674</text:p>
          </table:table-cell>
          <table:table-cell table:formula="of:=[.A16]*LOG([.A16];2)" office:value-type="float" office:value="208090.123204059" calcext:value-type="float">
            <text:p>208090,123204059</text:p>
          </table:table-cell>
          <table:table-cell table:formula="of:=[.J16]/[.K16]" office:value-type="float" office:value="0.00804459132526164" calcext:value-type="float">
            <text:p>0,00804459132526164</text:p>
          </table:table-cell>
          <table:table-cell table:formula="of:=[.$L$32]*[.K16]" office:value-type="float" office:value="2154.5399406853" calcext:value-type="float">
            <text:p>2154,5399406853</text:p>
          </table:table-cell>
          <table:table-cell office:value-type="float" office:value="3480" calcext:value-type="float">
            <text:p>3480</text:p>
          </table:table-cell>
          <table:table-cell table:formula="of:=[.A16]*LOG([.A16];2)" office:value-type="float" office:value="208090.123204059" calcext:value-type="float">
            <text:p>208090,123204059</text:p>
          </table:table-cell>
          <table:table-cell table:formula="of:=[.N16]/[.O16]" office:value-type="float" office:value="0.0167235231851317" calcext:value-type="float">
            <text:p>0,0167235231851317</text:p>
          </table:table-cell>
          <table:table-cell table:formula="of:=[.$P$32]*[.O16]" office:value-type="float" office:value="3996.84142184963" calcext:value-type="float">
            <text:p>3996,84142184963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62038" calcext:value-type="float">
            <text:p>162038</text:p>
          </table:table-cell>
          <table:table-cell table:formula="of:=[.A17]^2" office:value-type="float" office:value="256000000" calcext:value-type="float">
            <text:p>256000000</text:p>
          </table:table-cell>
          <table:table-cell table:formula="of:=[.B17]/[.C17]" office:value-type="float" office:value="0.0006329609375" calcext:value-type="float">
            <text:p>0,0006329609375</text:p>
          </table:table-cell>
          <table:table-cell table:formula="of:=[.$D$32]*[.C17]" office:value-type="float" office:value="160355.425157292" calcext:value-type="float">
            <text:p>160355,425157292</text:p>
          </table:table-cell>
          <table:table-cell office:value-type="float" office:value="78909" calcext:value-type="float">
            <text:p>78909</text:p>
          </table:table-cell>
          <table:table-cell table:formula="of:=[.A17]^2" office:value-type="float" office:value="256000000" calcext:value-type="float">
            <text:p>256000000</text:p>
          </table:table-cell>
          <table:table-cell table:formula="of:=[.F17]/[.G17]" office:value-type="float" office:value="0.00030823828125" calcext:value-type="float">
            <text:p>0,00030823828125</text:p>
          </table:table-cell>
          <table:table-cell table:formula="of:=[.$H$32]*[.G17]" office:value-type="float" office:value="81052.4423662003" calcext:value-type="float">
            <text:p>81052,4423662003</text:p>
          </table:table-cell>
          <table:table-cell office:value-type="float" office:value="1778" calcext:value-type="float">
            <text:p>1778</text:p>
          </table:table-cell>
          <table:table-cell table:formula="of:=[.A17]*LOG([.A17];2)" office:value-type="float" office:value="223452.548554593" calcext:value-type="float">
            <text:p>223452,548554593</text:p>
          </table:table-cell>
          <table:table-cell table:formula="of:=[.J17]/[.K17]" office:value-type="float" office:value="0.00795694661574022" calcext:value-type="float">
            <text:p>0,00795694661574022</text:p>
          </table:table-cell>
          <table:table-cell table:formula="of:=[.$L$32]*[.K17]" office:value-type="float" office:value="2313.60063272528" calcext:value-type="float">
            <text:p>2313,60063272528</text:p>
          </table:table-cell>
          <table:table-cell office:value-type="float" office:value="3767" calcext:value-type="float">
            <text:p>3767</text:p>
          </table:table-cell>
          <table:table-cell table:formula="of:=[.A17]*LOG([.A17];2)" office:value-type="float" office:value="223452.548554593" calcext:value-type="float">
            <text:p>223452,548554593</text:p>
          </table:table-cell>
          <table:table-cell table:formula="of:=[.N17]/[.O17]" office:value-type="float" office:value="0.0168581652989277" calcext:value-type="float">
            <text:p>0,0168581652989277</text:p>
          </table:table-cell>
          <table:table-cell table:formula="of:=[.$P$32]*[.O17]" office:value-type="float" office:value="4291.91154356259" calcext:value-type="float">
            <text:p>4291,91154356259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187266" calcext:value-type="float">
            <text:p>187266</text:p>
          </table:table-cell>
          <table:table-cell table:formula="of:=[.A18]^2" office:value-type="float" office:value="289000000" calcext:value-type="float">
            <text:p>289000000</text:p>
          </table:table-cell>
          <table:table-cell table:formula="of:=[.B18]/[.C18]" office:value-type="float" office:value="0.000647979238754325" calcext:value-type="float">
            <text:p>0,000647979238754325</text:p>
          </table:table-cell>
          <table:table-cell table:formula="of:=[.$D$32]*[.C18]" office:value-type="float" office:value="181026.241681475" calcext:value-type="float">
            <text:p>181026,241681475</text:p>
          </table:table-cell>
          <table:table-cell office:value-type="float" office:value="84762" calcext:value-type="float">
            <text:p>84762</text:p>
          </table:table-cell>
          <table:table-cell table:formula="of:=[.A18]^2" office:value-type="float" office:value="289000000" calcext:value-type="float">
            <text:p>289000000</text:p>
          </table:table-cell>
          <table:table-cell table:formula="of:=[.F18]/[.G18]" office:value-type="float" office:value="0.000293294117647059" calcext:value-type="float">
            <text:p>0,000293294117647059</text:p>
          </table:table-cell>
          <table:table-cell table:formula="of:=[.$H$32]*[.G18]" office:value-type="float" office:value="91500.6087649683" calcext:value-type="float">
            <text:p>91500,6087649683</text:p>
          </table:table-cell>
          <table:table-cell office:value-type="float" office:value="1965" calcext:value-type="float">
            <text:p>1965</text:p>
          </table:table-cell>
          <table:table-cell table:formula="of:=[.A18]*LOG([.A18];2)" office:value-type="float" office:value="238905.201140511" calcext:value-type="float">
            <text:p>238905,201140511</text:p>
          </table:table-cell>
          <table:table-cell table:formula="of:=[.J18]/[.K18]" office:value-type="float" office:value="0.00822501975938268" calcext:value-type="float">
            <text:p>0,00822501975938268</text:p>
          </table:table-cell>
          <table:table-cell table:formula="of:=[.$L$32]*[.K18]" office:value-type="float" office:value="2473.59552663597" calcext:value-type="float">
            <text:p>2473,59552663597</text:p>
          </table:table-cell>
          <table:table-cell office:value-type="float" office:value="4415" calcext:value-type="float">
            <text:p>4415</text:p>
          </table:table-cell>
          <table:table-cell table:formula="of:=[.A18]*LOG([.A18];2)" office:value-type="float" office:value="238905.201140511" calcext:value-type="float">
            <text:p>238905,201140511</text:p>
          </table:table-cell>
          <table:table-cell table:formula="of:=[.N18]/[.O18]" office:value-type="float" office:value="0.0184801334542873" calcext:value-type="float">
            <text:p>0,0184801334542873</text:p>
          </table:table-cell>
          <table:table-cell table:formula="of:=[.$P$32]*[.O18]" office:value-type="float" office:value="4588.71468338429" calcext:value-type="float">
            <text:p>4588,71468338429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202679" calcext:value-type="float">
            <text:p>202679</text:p>
          </table:table-cell>
          <table:table-cell table:formula="of:=[.A19]^2" office:value-type="float" office:value="324000000" calcext:value-type="float">
            <text:p>324000000</text:p>
          </table:table-cell>
          <table:table-cell table:formula="of:=[.B19]/[.C19]" office:value-type="float" office:value="0.000625552469135802" calcext:value-type="float">
            <text:p>0,000625552469135802</text:p>
          </table:table-cell>
          <table:table-cell table:formula="of:=[.$D$32]*[.C19]" office:value-type="float" office:value="202949.834964698" calcext:value-type="float">
            <text:p>202949,834964698</text:p>
          </table:table-cell>
          <table:table-cell office:value-type="float" office:value="102035" calcext:value-type="float">
            <text:p>102035</text:p>
          </table:table-cell>
          <table:table-cell table:formula="of:=[.A19]^2" office:value-type="float" office:value="324000000" calcext:value-type="float">
            <text:p>324000000</text:p>
          </table:table-cell>
          <table:table-cell table:formula="of:=[.F19]/[.G19]" office:value-type="float" office:value="0.000314922839506173" calcext:value-type="float">
            <text:p>0,000314922839506173</text:p>
          </table:table-cell>
          <table:table-cell table:formula="of:=[.$H$32]*[.G19]" office:value-type="float" office:value="102581.997369722" calcext:value-type="float">
            <text:p>102581,997369722</text:p>
          </table:table-cell>
          <table:table-cell office:value-type="float" office:value="2232" calcext:value-type="float">
            <text:p>2232</text:p>
          </table:table-cell>
          <table:table-cell table:formula="of:=[.A19]*LOG([.A19];2)" office:value-type="float" office:value="254442.767149879" calcext:value-type="float">
            <text:p>254442,767149879</text:p>
          </table:table-cell>
          <table:table-cell table:formula="of:=[.J19]/[.K19]" office:value-type="float" office:value="0.00877211022738659" calcext:value-type="float">
            <text:p>0,00877211022738659</text:p>
          </table:table-cell>
          <table:table-cell table:formula="of:=[.$L$32]*[.K19]" office:value-type="float" office:value="2634.46960385197" calcext:value-type="float">
            <text:p>2634,46960385197</text:p>
          </table:table-cell>
          <table:table-cell office:value-type="float" office:value="5101" calcext:value-type="float">
            <text:p>5101</text:p>
          </table:table-cell>
          <table:table-cell table:formula="of:=[.A19]*LOG([.A19];2)" office:value-type="float" office:value="254442.767149879" calcext:value-type="float">
            <text:p>254442,767149879</text:p>
          </table:table-cell>
          <table:table-cell table:formula="of:=[.N19]/[.O19]" office:value-type="float" office:value="0.0200477304076608" calcext:value-type="float">
            <text:p>0,0200477304076608</text:p>
          </table:table-cell>
          <table:table-cell table:formula="of:=[.$P$32]*[.O19]" office:value-type="float" office:value="4887.14877753909" calcext:value-type="float">
            <text:p>4887,14877753909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221457" calcext:value-type="float">
            <text:p>221457</text:p>
          </table:table-cell>
          <table:table-cell table:formula="of:=[.A20]^2" office:value-type="float" office:value="361000000" calcext:value-type="float">
            <text:p>361000000</text:p>
          </table:table-cell>
          <table:table-cell table:formula="of:=[.B20]/[.C20]" office:value-type="float" office:value="0.000613454293628809" calcext:value-type="float">
            <text:p>0,000613454293628809</text:p>
          </table:table-cell>
          <table:table-cell table:formula="of:=[.$D$32]*[.C20]" office:value-type="float" office:value="226126.205006963" calcext:value-type="float">
            <text:p>226126,205006963</text:p>
          </table:table-cell>
          <table:table-cell office:value-type="float" office:value="109356" calcext:value-type="float">
            <text:p>109356</text:p>
          </table:table-cell>
          <table:table-cell table:formula="of:=[.A20]^2" office:value-type="float" office:value="361000000" calcext:value-type="float">
            <text:p>361000000</text:p>
          </table:table-cell>
          <table:table-cell table:formula="of:=[.F20]/[.G20]" office:value-type="float" office:value="0.000302925207756233" calcext:value-type="float">
            <text:p>0,000302925207756233</text:p>
          </table:table-cell>
          <table:table-cell table:formula="of:=[.$H$32]*[.G20]" office:value-type="float" office:value="114296.608180462" calcext:value-type="float">
            <text:p>114296,608180462</text:p>
          </table:table-cell>
          <table:table-cell office:value-type="float" office:value="2352" calcext:value-type="float">
            <text:p>2352</text:p>
          </table:table-cell>
          <table:table-cell table:formula="of:=[.A20]*LOG([.A20];2)" office:value-type="float" office:value="270060.524164008" calcext:value-type="float">
            <text:p>270060,524164008</text:p>
          </table:table-cell>
          <table:table-cell table:formula="of:=[.J20]/[.K20]" office:value-type="float" office:value="0.00870915883497149" calcext:value-type="float">
            <text:p>0,00870915883497149</text:p>
          </table:table-cell>
          <table:table-cell table:formula="of:=[.$L$32]*[.K20]" office:value-type="float" office:value="2796.17396902196" calcext:value-type="float">
            <text:p>2796,17396902196</text:p>
          </table:table-cell>
          <table:table-cell office:value-type="float" office:value="5867" calcext:value-type="float">
            <text:p>5867</text:p>
          </table:table-cell>
          <table:table-cell table:formula="of:=[.A20]*LOG([.A20];2)" office:value-type="float" office:value="270060.524164008" calcext:value-type="float">
            <text:p>270060,524164008</text:p>
          </table:table-cell>
          <table:table-cell table:formula="of:=[.N20]/[.O20]" office:value-type="float" office:value="0.0217247597299225" calcext:value-type="float">
            <text:p>0,0217247597299225</text:p>
          </table:table-cell>
          <table:table-cell table:formula="of:=[.$P$32]*[.O20]" office:value-type="float" office:value="5187.12312129609" calcext:value-type="float">
            <text:p>5187,12312129609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53206" calcext:value-type="float">
            <text:p>253206</text:p>
          </table:table-cell>
          <table:table-cell table:formula="of:=[.A21]^2" office:value-type="float" office:value="400000000" calcext:value-type="float">
            <text:p>400000000</text:p>
          </table:table-cell>
          <table:table-cell table:formula="of:=[.B21]/[.C21]" office:value-type="float" office:value="0.000633015" calcext:value-type="float">
            <text:p>0,000633015</text:p>
          </table:table-cell>
          <table:table-cell table:formula="of:=[.$D$32]*[.C21]" office:value-type="float" office:value="250555.351808269" calcext:value-type="float">
            <text:p>250555,351808269</text:p>
          </table:table-cell>
          <table:table-cell office:value-type="float" office:value="118778" calcext:value-type="float">
            <text:p>118778</text:p>
          </table:table-cell>
          <table:table-cell table:formula="of:=[.A21]^2" office:value-type="float" office:value="400000000" calcext:value-type="float">
            <text:p>400000000</text:p>
          </table:table-cell>
          <table:table-cell table:formula="of:=[.F21]/[.G21]" office:value-type="float" office:value="0.000296945" calcext:value-type="float">
            <text:p>0,000296945</text:p>
          </table:table-cell>
          <table:table-cell table:formula="of:=[.$H$32]*[.G21]" office:value-type="float" office:value="126644.441197188" calcext:value-type="float">
            <text:p>126644,441197188</text:p>
          </table:table-cell>
          <table:table-cell office:value-type="float" office:value="2707" calcext:value-type="float">
            <text:p>2707</text:p>
          </table:table-cell>
          <table:table-cell table:formula="of:=[.A21]*LOG([.A21];2)" office:value-type="float" office:value="285754.247590989" calcext:value-type="float">
            <text:p>285754,247590989</text:p>
          </table:table-cell>
          <table:table-cell table:formula="of:=[.J21]/[.K21]" office:value-type="float" office:value="0.00947317501951759" calcext:value-type="float">
            <text:p>0,00947317501951759</text:p>
          </table:table-cell>
          <table:table-cell table:formula="of:=[.$L$32]*[.K21]" office:value-type="float" office:value="2958.66488123283" calcext:value-type="float">
            <text:p>2958,66488123283</text:p>
          </table:table-cell>
          <table:table-cell office:value-type="float" office:value="7071" calcext:value-type="float">
            <text:p>7071</text:p>
          </table:table-cell>
          <table:table-cell table:formula="of:=[.A21]*LOG([.A21];2)" office:value-type="float" office:value="285754.247590989" calcext:value-type="float">
            <text:p>285754,247590989</text:p>
          </table:table-cell>
          <table:table-cell table:formula="of:=[.N21]/[.O21]" office:value-type="float" office:value="0.0247450389963091" calcext:value-type="float">
            <text:p>0,0247450389963091</text:p>
          </table:table-cell>
          <table:table-cell table:formula="of:=[.$P$32]*[.O21]" office:value-type="float" office:value="5488.55657181359" calcext:value-type="float">
            <text:p>5488,55657181359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275860" calcext:value-type="float">
            <text:p>275860</text:p>
          </table:table-cell>
          <table:table-cell table:formula="of:=[.A22]^2" office:value-type="float" office:value="441000000" calcext:value-type="float">
            <text:p>441000000</text:p>
          </table:table-cell>
          <table:table-cell table:formula="of:=[.B22]/[.C22]" office:value-type="float" office:value="0.000625532879818594" calcext:value-type="float">
            <text:p>0,000625532879818594</text:p>
          </table:table-cell>
          <table:table-cell table:formula="of:=[.$D$32]*[.C22]" office:value-type="float" office:value="276237.275368617" calcext:value-type="float">
            <text:p>276237,275368617</text:p>
          </table:table-cell>
          <table:table-cell office:value-type="float" office:value="135655" calcext:value-type="float">
            <text:p>135655</text:p>
          </table:table-cell>
          <table:table-cell table:formula="of:=[.A22]^2" office:value-type="float" office:value="441000000" calcext:value-type="float">
            <text:p>441000000</text:p>
          </table:table-cell>
          <table:table-cell table:formula="of:=[.F22]/[.G22]" office:value-type="float" office:value="0.000307607709750567" calcext:value-type="float">
            <text:p>0,000307607709750567</text:p>
          </table:table-cell>
          <table:table-cell table:formula="of:=[.$H$32]*[.G22]" office:value-type="float" office:value="139625.4964199" calcext:value-type="float">
            <text:p>139625,4964199</text:p>
          </table:table-cell>
          <table:table-cell office:value-type="float" office:value="2862" calcext:value-type="float">
            <text:p>2862</text:p>
          </table:table-cell>
          <table:table-cell table:formula="of:=[.A22]*LOG([.A22];2)" office:value-type="float" office:value="301520.135856258" calcext:value-type="float">
            <text:p>301520,135856258</text:p>
          </table:table-cell>
          <table:table-cell table:formula="of:=[.J22]/[.K22]" office:value-type="float" office:value="0.00949190339103716" calcext:value-type="float">
            <text:p>0,00949190339103716</text:p>
          </table:table-cell>
          <table:table-cell table:formula="of:=[.$L$32]*[.K22]" office:value-type="float" office:value="3121.90297944182" calcext:value-type="float">
            <text:p>3121,90297944182</text:p>
          </table:table-cell>
          <table:table-cell office:value-type="float" office:value="8140" calcext:value-type="float">
            <text:p>8140</text:p>
          </table:table-cell>
          <table:table-cell table:formula="of:=[.A22]*LOG([.A22];2)" office:value-type="float" office:value="301520.135856258" calcext:value-type="float">
            <text:p>301520,135856258</text:p>
          </table:table-cell>
          <table:table-cell table:formula="of:=[.N22]/[.O22]" office:value-type="float" office:value="0.0269965386453678" calcext:value-type="float">
            <text:p>0,0269965386453678</text:p>
          </table:table-cell>
          <table:table-cell table:formula="of:=[.$P$32]*[.O22]" office:value-type="float" office:value="5791.37611125462" calcext:value-type="float">
            <text:p>5791,37611125462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303654" calcext:value-type="float">
            <text:p>303654</text:p>
          </table:table-cell>
          <table:table-cell table:formula="of:=[.A23]^2" office:value-type="float" office:value="484000000" calcext:value-type="float">
            <text:p>484000000</text:p>
          </table:table-cell>
          <table:table-cell table:formula="of:=[.B23]/[.C23]" office:value-type="float" office:value="0.000627384297520661" calcext:value-type="float">
            <text:p>0,000627384297520661</text:p>
          </table:table-cell>
          <table:table-cell table:formula="of:=[.$D$32]*[.C23]" office:value-type="float" office:value="303171.975688006" calcext:value-type="float">
            <text:p>303171,975688006</text:p>
          </table:table-cell>
          <table:table-cell office:value-type="float" office:value="150726" calcext:value-type="float">
            <text:p>150726</text:p>
          </table:table-cell>
          <table:table-cell table:formula="of:=[.A23]^2" office:value-type="float" office:value="484000000" calcext:value-type="float">
            <text:p>484000000</text:p>
          </table:table-cell>
          <table:table-cell table:formula="of:=[.F23]/[.G23]" office:value-type="float" office:value="0.000311417355371901" calcext:value-type="float">
            <text:p>0,000311417355371901</text:p>
          </table:table-cell>
          <table:table-cell table:formula="of:=[.$H$32]*[.G23]" office:value-type="float" office:value="153239.773848597" calcext:value-type="float">
            <text:p>153239,773848597</text:p>
          </table:table-cell>
          <table:table-cell office:value-type="float" office:value="3347" calcext:value-type="float">
            <text:p>3347</text:p>
          </table:table-cell>
          <table:table-cell table:formula="of:=[.A23]*LOG([.A23];2)" office:value-type="float" office:value="317354.749872586" calcext:value-type="float">
            <text:p>317354,749872586</text:p>
          </table:table-cell>
          <table:table-cell table:formula="of:=[.J23]/[.K23]" office:value-type="float" office:value="0.0105465571299745" calcext:value-type="float">
            <text:p>0,0105465571299745</text:p>
          </table:table-cell>
          <table:table-cell table:formula="of:=[.$L$32]*[.K23]" office:value-type="float" office:value="3285.85265575615" calcext:value-type="float">
            <text:p>3285,85265575615</text:p>
          </table:table-cell>
          <table:table-cell office:value-type="float" office:value="5811" calcext:value-type="float">
            <text:p>5811</text:p>
          </table:table-cell>
          <table:table-cell table:formula="of:=[.A23]*LOG([.A23];2)" office:value-type="float" office:value="317354.749872586" calcext:value-type="float">
            <text:p>317354,749872586</text:p>
          </table:table-cell>
          <table:table-cell table:formula="of:=[.N23]/[.O23]" office:value-type="float" office:value="0.0183107390147242" calcext:value-type="float">
            <text:p>0,0183107390147242</text:p>
          </table:table-cell>
          <table:table-cell table:formula="of:=[.$P$32]*[.O23]" office:value-type="float" office:value="6095.5156841713" calcext:value-type="float">
            <text:p>6095,5156841713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337225" calcext:value-type="float">
            <text:p>337225</text:p>
          </table:table-cell>
          <table:table-cell table:formula="of:=[.A24]^2" office:value-type="float" office:value="529000000" calcext:value-type="float">
            <text:p>529000000</text:p>
          </table:table-cell>
          <table:table-cell table:formula="of:=[.B24]/[.C24]" office:value-type="float" office:value="0.000637476370510397" calcext:value-type="float">
            <text:p>0,000637476370510397</text:p>
          </table:table-cell>
          <table:table-cell table:formula="of:=[.$D$32]*[.C24]" office:value-type="float" office:value="331359.452766436" calcext:value-type="float">
            <text:p>331359,452766436</text:p>
          </table:table-cell>
          <table:table-cell office:value-type="float" office:value="159147" calcext:value-type="float">
            <text:p>159147</text:p>
          </table:table-cell>
          <table:table-cell table:formula="of:=[.A24]^2" office:value-type="float" office:value="529000000" calcext:value-type="float">
            <text:p>529000000</text:p>
          </table:table-cell>
          <table:table-cell table:formula="of:=[.F24]/[.G24]" office:value-type="float" office:value="0.000300844990548204" calcext:value-type="float">
            <text:p>0,000300844990548204</text:p>
          </table:table-cell>
          <table:table-cell table:formula="of:=[.$H$32]*[.G24]" office:value-type="float" office:value="167487.273483281" calcext:value-type="float">
            <text:p>167487,273483281</text:p>
          </table:table-cell>
          <table:table-cell office:value-type="float" office:value="3502" calcext:value-type="float">
            <text:p>3502</text:p>
          </table:table-cell>
          <table:table-cell table:formula="of:=[.A24]*LOG([.A24];2)" office:value-type="float" office:value="333254.963536539" calcext:value-type="float">
            <text:p>333254,963536539</text:p>
          </table:table-cell>
          <table:table-cell table:formula="of:=[.J24]/[.K24]" office:value-type="float" office:value="0.010508470640126" calcext:value-type="float">
            <text:p>0,010508470640126</text:p>
          </table:table-cell>
          <table:table-cell table:formula="of:=[.$L$32]*[.K24]" office:value-type="float" office:value="3450.48154287936" calcext:value-type="float">
            <text:p>3450,48154287936</text:p>
          </table:table-cell>
          <table:table-cell office:value-type="float" office:value="5167" calcext:value-type="float">
            <text:p>5167</text:p>
          </table:table-cell>
          <table:table-cell table:formula="of:=[.A24]*LOG([.A24];2)" office:value-type="float" office:value="333254.963536539" calcext:value-type="float">
            <text:p>333254,963536539</text:p>
          </table:table-cell>
          <table:table-cell table:formula="of:=[.N24]/[.O24]" office:value-type="float" office:value="0.0155046452877017" calcext:value-type="float">
            <text:p>0,0155046452877017</text:p>
          </table:table-cell>
          <table:table-cell table:formula="of:=[.$P$32]*[.O24]" office:value-type="float" office:value="6400.91524667733" calcext:value-type="float">
            <text:p>6400,91524667733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374058" calcext:value-type="float">
            <text:p>374058</text:p>
          </table:table-cell>
          <table:table-cell table:formula="of:=[.A25]^2" office:value-type="float" office:value="576000000" calcext:value-type="float">
            <text:p>576000000</text:p>
          </table:table-cell>
          <table:table-cell table:formula="of:=[.B25]/[.C25]" office:value-type="float" office:value="0.00064940625" calcext:value-type="float">
            <text:p>0,00064940625</text:p>
          </table:table-cell>
          <table:table-cell table:formula="of:=[.$D$32]*[.C25]" office:value-type="float" office:value="360799.706603908" calcext:value-type="float">
            <text:p>360799,706603908</text:p>
          </table:table-cell>
          <table:table-cell office:value-type="float" office:value="171503" calcext:value-type="float">
            <text:p>171503</text:p>
          </table:table-cell>
          <table:table-cell table:formula="of:=[.A25]^2" office:value-type="float" office:value="576000000" calcext:value-type="float">
            <text:p>576000000</text:p>
          </table:table-cell>
          <table:table-cell table:formula="of:=[.F25]/[.G25]" office:value-type="float" office:value="0.000297748263888889" calcext:value-type="float">
            <text:p>0,000297748263888889</text:p>
          </table:table-cell>
          <table:table-cell table:formula="of:=[.$H$32]*[.G25]" office:value-type="float" office:value="182367.995323951" calcext:value-type="float">
            <text:p>182367,995323951</text:p>
          </table:table-cell>
          <table:table-cell office:value-type="float" office:value="4081" calcext:value-type="float">
            <text:p>4081</text:p>
          </table:table-cell>
          <table:table-cell table:formula="of:=[.A25]*LOG([.A25];2)" office:value-type="float" office:value="349217.922849198" calcext:value-type="float">
            <text:p>349217,922849198</text:p>
          </table:table-cell>
          <table:table-cell table:formula="of:=[.J25]/[.K25]" office:value-type="float" office:value="0.0116861126906201" calcext:value-type="float">
            <text:p>0,0116861126906201</text:p>
          </table:table-cell>
          <table:table-cell table:formula="of:=[.$L$32]*[.K25]" office:value-type="float" office:value="3615.76009085221" calcext:value-type="float">
            <text:p>3615,76009085221</text:p>
          </table:table-cell>
          <table:table-cell office:value-type="float" office:value="6821" calcext:value-type="float">
            <text:p>6821</text:p>
          </table:table-cell>
          <table:table-cell table:formula="of:=[.A25]*LOG([.A25];2)" office:value-type="float" office:value="349217.922849198" calcext:value-type="float">
            <text:p>349217,922849198</text:p>
          </table:table-cell>
          <table:table-cell table:formula="of:=[.N25]/[.O25]" office:value-type="float" office:value="0.0195322162858906" calcext:value-type="float">
            <text:p>0,0195322162858906</text:p>
          </table:table-cell>
          <table:table-cell table:formula="of:=[.$P$32]*[.O25]" office:value-type="float" office:value="6707.51998126903" calcext:value-type="float">
            <text:p>6707,51998126903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393819" calcext:value-type="float">
            <text:p>393819</text:p>
          </table:table-cell>
          <table:table-cell table:formula="of:=[.A26]^2" office:value-type="float" office:value="625000000" calcext:value-type="float">
            <text:p>625000000</text:p>
          </table:table-cell>
          <table:table-cell table:formula="of:=[.B26]/[.C26]" office:value-type="float" office:value="0.0006301104" calcext:value-type="float">
            <text:p>0,0006301104</text:p>
          </table:table-cell>
          <table:table-cell table:formula="of:=[.$D$32]*[.C26]" office:value-type="float" office:value="391492.737200421" calcext:value-type="float">
            <text:p>391492,737200421</text:p>
          </table:table-cell>
          <table:table-cell office:value-type="float" office:value="197689" calcext:value-type="float">
            <text:p>197689</text:p>
          </table:table-cell>
          <table:table-cell table:formula="of:=[.A26]^2" office:value-type="float" office:value="625000000" calcext:value-type="float">
            <text:p>625000000</text:p>
          </table:table-cell>
          <table:table-cell table:formula="of:=[.F26]/[.G26]" office:value-type="float" office:value="0.0003163024" calcext:value-type="float">
            <text:p>0,0003163024</text:p>
          </table:table-cell>
          <table:table-cell table:formula="of:=[.$H$32]*[.G26]" office:value-type="float" office:value="197881.939370606" calcext:value-type="float">
            <text:p>197881,939370606</text:p>
          </table:table-cell>
          <table:table-cell office:value-type="float" office:value="4744" calcext:value-type="float">
            <text:p>4744</text:p>
          </table:table-cell>
          <table:table-cell table:formula="of:=[.A26]*LOG([.A26];2)" office:value-type="float" office:value="365241.01186092" calcext:value-type="float">
            <text:p>365241,01186092</text:p>
          </table:table-cell>
          <table:table-cell table:formula="of:=[.J26]/[.K26]" office:value-type="float" office:value="0.0129886837620701" calcext:value-type="float">
            <text:p>0,0129886837620701</text:p>
          </table:table-cell>
          <table:table-cell table:formula="of:=[.$L$32]*[.K26]" office:value-type="float" office:value="3781.66121444882" calcext:value-type="float">
            <text:p>3781,66121444882</text:p>
          </table:table-cell>
          <table:table-cell office:value-type="float" office:value="8153" calcext:value-type="float">
            <text:p>8153</text:p>
          </table:table-cell>
          <table:table-cell table:formula="of:=[.A26]*LOG([.A26];2)" office:value-type="float" office:value="365241.01186092" calcext:value-type="float">
            <text:p>365241,01186092</text:p>
          </table:table-cell>
          <table:table-cell table:formula="of:=[.N26]/[.O26]" office:value-type="float" office:value="0.0223222467774363" calcext:value-type="float">
            <text:p>0,0223222467774363</text:p>
          </table:table-cell>
          <table:table-cell table:formula="of:=[.$P$32]*[.O26]" office:value-type="float" office:value="7015.27964271742" calcext:value-type="float">
            <text:p>7015,27964271742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425892" calcext:value-type="float">
            <text:p>425892</text:p>
          </table:table-cell>
          <table:table-cell table:formula="of:=[.A27]^2" office:value-type="float" office:value="676000000" calcext:value-type="float">
            <text:p>676000000</text:p>
          </table:table-cell>
          <table:table-cell table:formula="of:=[.B27]/[.C27]" office:value-type="float" office:value="0.00063001775147929" calcext:value-type="float">
            <text:p>0,00063001775147929</text:p>
          </table:table-cell>
          <table:table-cell table:formula="of:=[.$D$32]*[.C27]" office:value-type="float" office:value="423438.544555975" calcext:value-type="float">
            <text:p>423438,544555975</text:p>
          </table:table-cell>
          <table:table-cell office:value-type="float" office:value="212722" calcext:value-type="float">
            <text:p>212722</text:p>
          </table:table-cell>
          <table:table-cell table:formula="of:=[.A27]^2" office:value-type="float" office:value="676000000" calcext:value-type="float">
            <text:p>676000000</text:p>
          </table:table-cell>
          <table:table-cell table:formula="of:=[.F27]/[.G27]" office:value-type="float" office:value="0.000314677514792899" calcext:value-type="float">
            <text:p>0,000314677514792899</text:p>
          </table:table-cell>
          <table:table-cell table:formula="of:=[.$H$32]*[.G27]" office:value-type="float" office:value="214029.105623248" calcext:value-type="float">
            <text:p>214029,105623248</text:p>
          </table:table-cell>
          <table:table-cell office:value-type="float" office:value="5535" calcext:value-type="float">
            <text:p>5535</text:p>
          </table:table-cell>
          <table:table-cell table:formula="of:=[.A27]*LOG([.A27];2)" office:value-type="float" office:value="381321.824072883" calcext:value-type="float">
            <text:p>381321,824072883</text:p>
          </table:table-cell>
          <table:table-cell table:formula="of:=[.J27]/[.K27]" office:value-type="float" office:value="0.0145152982351781" calcext:value-type="float">
            <text:p>0,0145152982351781</text:p>
          </table:table-cell>
          <table:table-cell table:formula="of:=[.$L$32]*[.K27]" office:value-type="float" office:value="3948.15999707176" calcext:value-type="float">
            <text:p>3948,15999707176</text:p>
          </table:table-cell>
          <table:table-cell office:value-type="float" office:value="8775" calcext:value-type="float">
            <text:p>8775</text:p>
          </table:table-cell>
          <table:table-cell table:formula="of:=[.A27]*LOG([.A27];2)" office:value-type="float" office:value="381321.824072883" calcext:value-type="float">
            <text:p>381321,824072883</text:p>
          </table:table-cell>
          <table:table-cell table:formula="of:=[.N27]/[.O27]" office:value-type="float" office:value="0.0230120581777213" calcext:value-type="float">
            <text:p>0,0230120581777213</text:p>
          </table:table-cell>
          <table:table-cell table:formula="of:=[.$P$32]*[.O27]" office:value-type="float" office:value="7324.14800877019" calcext:value-type="float">
            <text:p>7324,14800877019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488311" calcext:value-type="float">
            <text:p>488311</text:p>
          </table:table-cell>
          <table:table-cell table:formula="of:=[.A28]^2" office:value-type="float" office:value="729000000" calcext:value-type="float">
            <text:p>729000000</text:p>
          </table:table-cell>
          <table:table-cell table:formula="of:=[.B28]/[.C28]" office:value-type="float" office:value="0.000669836762688615" calcext:value-type="float">
            <text:p>0,000669836762688615</text:p>
          </table:table-cell>
          <table:table-cell table:formula="of:=[.$D$32]*[.C28]" office:value-type="float" office:value="456637.128670571" calcext:value-type="float">
            <text:p>456637,128670571</text:p>
          </table:table-cell>
          <table:table-cell office:value-type="float" office:value="229483" calcext:value-type="float">
            <text:p>229483</text:p>
          </table:table-cell>
          <table:table-cell table:formula="of:=[.A28]^2" office:value-type="float" office:value="729000000" calcext:value-type="float">
            <text:p>729000000</text:p>
          </table:table-cell>
          <table:table-cell table:formula="of:=[.F28]/[.G28]" office:value-type="float" office:value="0.000314791495198903" calcext:value-type="float">
            <text:p>0,000314791495198903</text:p>
          </table:table-cell>
          <table:table-cell table:formula="of:=[.$H$32]*[.G28]" office:value-type="float" office:value="230809.494081875" calcext:value-type="float">
            <text:p>230809,494081875</text:p>
          </table:table-cell>
          <table:table-cell office:value-type="float" office:value="6713" calcext:value-type="float">
            <text:p>6713</text:p>
          </table:table-cell>
          <table:table-cell table:formula="of:=[.A28]*LOG([.A28];2)" office:value-type="float" office:value="397458.13824429" calcext:value-type="float">
            <text:p>397458,13824429</text:p>
          </table:table-cell>
          <table:table-cell table:formula="of:=[.J28]/[.K28]" office:value-type="float" office:value="0.0168898290261552" calcext:value-type="float">
            <text:p>0,0168898290261552</text:p>
          </table:table-cell>
          <table:table-cell table:formula="of:=[.$L$32]*[.K28]" office:value-type="float" office:value="4115.23344026277" calcext:value-type="float">
            <text:p>4115,23344026277</text:p>
          </table:table-cell>
          <table:table-cell office:value-type="float" office:value="11029" calcext:value-type="float">
            <text:p>11029</text:p>
          </table:table-cell>
          <table:table-cell table:formula="of:=[.A28]*LOG([.A28];2)" office:value-type="float" office:value="397458.13824429" calcext:value-type="float">
            <text:p>397458,13824429</text:p>
          </table:table-cell>
          <table:table-cell table:formula="of:=[.N28]/[.O28]" office:value-type="float" office:value="0.0277488342513728" calcext:value-type="float">
            <text:p>0,0277488342513728</text:p>
          </table:table-cell>
          <table:table-cell table:formula="of:=[.$P$32]*[.O28]" office:value-type="float" office:value="7634.08241547442" calcext:value-type="float">
            <text:p>7634,08241547442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481421" calcext:value-type="float">
            <text:p>481421</text:p>
          </table:table-cell>
          <table:table-cell table:formula="of:=[.A29]^2" office:value-type="float" office:value="784000000" calcext:value-type="float">
            <text:p>784000000</text:p>
          </table:table-cell>
          <table:table-cell table:formula="of:=[.B29]/[.C29]" office:value-type="float" office:value="0.000614057397959184" calcext:value-type="float">
            <text:p>0,000614057397959184</text:p>
          </table:table-cell>
          <table:table-cell table:formula="of:=[.$D$32]*[.C29]" office:value-type="float" office:value="491088.489544208" calcext:value-type="float">
            <text:p>491088,489544208</text:p>
          </table:table-cell>
          <table:table-cell office:value-type="float" office:value="252335" calcext:value-type="float">
            <text:p>252335</text:p>
          </table:table-cell>
          <table:table-cell table:formula="of:=[.A29]^2" office:value-type="float" office:value="784000000" calcext:value-type="float">
            <text:p>784000000</text:p>
          </table:table-cell>
          <table:table-cell table:formula="of:=[.F29]/[.G29]" office:value-type="float" office:value="0.000321855867346939" calcext:value-type="float">
            <text:p>0,000321855867346939</text:p>
          </table:table-cell>
          <table:table-cell table:formula="of:=[.$H$32]*[.G29]" office:value-type="float" office:value="248223.104746488" calcext:value-type="float">
            <text:p>248223,104746488</text:p>
          </table:table-cell>
          <table:table-cell office:value-type="float" office:value="8851" calcext:value-type="float">
            <text:p>8851</text:p>
          </table:table-cell>
          <table:table-cell table:formula="of:=[.A29]*LOG([.A29];2)" office:value-type="float" office:value="413647.897788151" calcext:value-type="float">
            <text:p>413647,897788151</text:p>
          </table:table-cell>
          <table:table-cell table:formula="of:=[.J29]/[.K29]" office:value-type="float" office:value="0.0213974253158976" calcext:value-type="float">
            <text:p>0,0213974253158976</text:p>
          </table:table-cell>
          <table:table-cell table:formula="of:=[.$L$32]*[.K29]" office:value-type="float" office:value="4282.86025036915" calcext:value-type="float">
            <text:p>4282,86025036915</text:p>
          </table:table-cell>
          <table:table-cell office:value-type="float" office:value="12751" calcext:value-type="float">
            <text:p>12751</text:p>
          </table:table-cell>
          <table:table-cell table:formula="of:=[.A29]*LOG([.A29];2)" office:value-type="float" office:value="413647.897788151" calcext:value-type="float">
            <text:p>413647,897788151</text:p>
          </table:table-cell>
          <table:table-cell table:formula="of:=[.N29]/[.O29]" office:value-type="float" office:value="0.0308257338383245" calcext:value-type="float">
            <text:p>0,0308257338383245</text:p>
          </table:table-cell>
          <table:table-cell table:formula="of:=[.$P$32]*[.O29]" office:value-type="float" office:value="7945.04336142588" calcext:value-type="float">
            <text:p>7945,04336142588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522291" calcext:value-type="float">
            <text:p>522291</text:p>
          </table:table-cell>
          <table:table-cell table:formula="of:=[.A30]^2" office:value-type="float" office:value="841000000" calcext:value-type="float">
            <text:p>841000000</text:p>
          </table:table-cell>
          <table:table-cell table:formula="of:=[.B30]/[.C30]" office:value-type="float" office:value="0.000621035671819263" calcext:value-type="float">
            <text:p>0,000621035671819263</text:p>
          </table:table-cell>
          <table:table-cell table:formula="of:=[.$D$32]*[.C30]" office:value-type="float" office:value="526792.627176886" calcext:value-type="float">
            <text:p>526792,627176886</text:p>
          </table:table-cell>
          <table:table-cell office:value-type="float" office:value="267550" calcext:value-type="float">
            <text:p>267550</text:p>
          </table:table-cell>
          <table:table-cell table:formula="of:=[.A30]^2" office:value-type="float" office:value="841000000" calcext:value-type="float">
            <text:p>841000000</text:p>
          </table:table-cell>
          <table:table-cell table:formula="of:=[.F30]/[.G30]" office:value-type="float" office:value="0.000318133174791914" calcext:value-type="float">
            <text:p>0,000318133174791914</text:p>
          </table:table-cell>
          <table:table-cell table:formula="of:=[.$H$32]*[.G30]" office:value-type="float" office:value="266269.937617088" calcext:value-type="float">
            <text:p>266269,937617088</text:p>
          </table:table-cell>
          <table:table-cell office:value-type="float" office:value="11543" calcext:value-type="float">
            <text:p>11543</text:p>
          </table:table-cell>
          <table:table-cell table:formula="of:=[.A30]*LOG([.A30];2)" office:value-type="float" office:value="429889.1931139" calcext:value-type="float">
            <text:p>429889,1931139</text:p>
          </table:table-cell>
          <table:table-cell table:formula="of:=[.J30]/[.K30]" office:value-type="float" office:value="0.0268511053194623" calcext:value-type="float">
            <text:p>0,0268511053194623</text:p>
          </table:table-cell>
          <table:table-cell table:formula="of:=[.$L$32]*[.K30]" office:value-type="float" office:value="4451.02065572139" calcext:value-type="float">
            <text:p>4451,02065572139</text:p>
          </table:table-cell>
          <table:table-cell office:value-type="float" office:value="18113" calcext:value-type="float">
            <text:p>18113</text:p>
          </table:table-cell>
          <table:table-cell table:formula="of:=[.A30]*LOG([.A30];2)" office:value-type="float" office:value="429889.1931139" calcext:value-type="float">
            <text:p>429889,1931139</text:p>
          </table:table-cell>
          <table:table-cell table:formula="of:=[.N30]/[.O30]" office:value-type="float" office:value="0.0421341133718635" calcext:value-type="float">
            <text:p>0,0421341133718635</text:p>
          </table:table-cell>
          <table:table-cell table:formula="of:=[.$P$32]*[.O30]" office:value-type="float" office:value="8256.99416861911" calcext:value-type="float">
            <text:p>8256,99416861911</text:p>
          </table:table-cell>
        </table:table-row>
        <table:table-row table:style-name="ro1">
          <table:table-cell table:style-name="ce4" office:value-type="float" office:value="30000" calcext:value-type="float">
            <text:p>30000</text:p>
          </table:table-cell>
          <table:table-cell table:style-name="ce4" office:value-type="float" office:value="564793" calcext:value-type="float">
            <text:p>564793</text:p>
          </table:table-cell>
          <table:table-cell table:formula="of:=[.A31]^2" office:value-type="float" office:value="900000000" calcext:value-type="float">
            <text:p>900000000</text:p>
          </table:table-cell>
          <table:table-cell table:style-name="ce4" table:formula="of:=[.B31]/[.C31]" office:value-type="float" office:value="0.000627547777777778" calcext:value-type="float">
            <text:p>0,000627547777777778</text:p>
          </table:table-cell>
          <table:table-cell table:style-name="ce4" table:formula="of:=[.$D$32]*[.C31]" office:value-type="float" office:value="563749.541568606" calcext:value-type="float">
            <text:p>563749,541568606</text:p>
          </table:table-cell>
          <table:table-cell table:style-name="ce4" office:value-type="float" office:value="283386" calcext:value-type="float">
            <text:p>283386</text:p>
          </table:table-cell>
          <table:table-cell table:style-name="ce4" table:formula="of:=[.A31]^2" office:value-type="float" office:value="900000000" calcext:value-type="float">
            <text:p>900000000</text:p>
          </table:table-cell>
          <table:table-cell table:style-name="ce4" table:formula="of:=[.F31]/[.G31]" office:value-type="float" office:value="0.000314873333333333" calcext:value-type="float">
            <text:p>0,000314873333333333</text:p>
          </table:table-cell>
          <table:table-cell table:style-name="ce4" table:formula="of:=[.$H$32]*[.G31]" office:value-type="float" office:value="284949.992693673" calcext:value-type="float">
            <text:p>284949,992693673</text:p>
          </table:table-cell>
          <table:table-cell table:style-name="ce4" office:value-type="float" office:value="11973" calcext:value-type="float">
            <text:p>11973</text:p>
          </table:table-cell>
          <table:table-cell table:style-name="ce4" table:formula="of:=[.A31]*LOG([.A31];2)" office:value-type="float" office:value="446180.246408118" calcext:value-type="float">
            <text:p>446180,246408118</text:p>
          </table:table-cell>
          <table:table-cell table:style-name="ce4" table:formula="of:=[.J31]/[.K31]" office:value-type="float" office:value="0.0268344466084865" calcext:value-type="float">
            <text:p>0,0268344466084865</text:p>
          </table:table-cell>
          <table:table-cell table:style-name="ce4" table:formula="of:=[.$L$32]*[.K31]" office:value-type="float" office:value="4619.6962490546" calcext:value-type="float">
            <text:p>4619,6962490546</text:p>
          </table:table-cell>
          <table:table-cell table:style-name="ce4" office:value-type="float" office:value="18639" calcext:value-type="float">
            <text:p>18639</text:p>
          </table:table-cell>
          <table:table-cell table:style-name="ce4" table:formula="of:=[.A31]*LOG([.A31];2)" office:value-type="float" office:value="446180.246408118" calcext:value-type="float">
            <text:p>446180,246408118</text:p>
          </table:table-cell>
          <table:table-cell table:style-name="ce4" table:formula="of:=[.N31]/[.O31]" office:value-type="float" office:value="0.0417745970379671" calcext:value-type="float">
            <text:p>0,0417745970379671</text:p>
          </table:table-cell>
          <table:table-cell table:style-name="ce4" table:formula="of:=[.$P$32]*[.O31]" office:value-type="float" office:value="8569.90069012681" calcext:value-type="float">
            <text:p>8569,90069012681</text:p>
          </table:table-cell>
        </table:table-row>
        <table:table-row table:style-name="ro1">
          <table:table-cell table:style-name="Default" table:number-columns-repeated="3"/>
          <table:table-cell table:style-name="ce5" table:formula="of:=AVERAGE([.D2:.D31])" office:value-type="float" office:value="0.000626388379520673" calcext:value-type="float">
            <text:p>0,000626388379520673</text:p>
          </table:table-cell>
          <table:table-cell table:style-name="ce11"/>
          <table:table-cell table:style-name="Default" table:number-columns-repeated="2"/>
          <table:table-cell table:style-name="ce5" table:formula="of:=AVERAGE([.H2:.H31])" office:value-type="float" office:value="0.00031661110299297" calcext:value-type="float">
            <text:p>0,00031661110299297</text:p>
          </table:table-cell>
          <table:table-cell table:style-name="ce12"/>
          <table:table-cell table:style-name="Default" table:number-columns-repeated="2"/>
          <table:table-cell table:style-name="ce5" table:formula="of:=AVERAGE([.L2:.L31])" office:value-type="float" office:value="0.0103538789227997" calcext:value-type="float">
            <text:p>0,0103538789227997</text:p>
          </table:table-cell>
          <table:table-cell table:style-name="ce11"/>
          <table:table-cell table:style-name="Default" table:number-columns-repeated="2"/>
          <table:table-cell table:style-name="ce5" table:formula="of:=AVERAGE([.P2:.P31])" office:value-type="float" office:value="0.0192072615475854" calcext:value-type="float">
            <text:p>0,0192072615475854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9T12:47:09.551266726</meta:creation-date>
    <dc:date>2023-03-20T11:27:53.435356993</dc:date>
    <meta:editing-duration>PT1H23M27S</meta:editing-duration>
    <meta:editing-cycles>10</meta:editing-cycles>
    <meta:generator>LibreOffice/7.3.7.2$Linux_X86_64 LibreOffice_project/30$Build-2</meta:generator>
    <meta:document-statistic meta:table-count="1" meta:cell-count="531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61cm" svg:height="9.344cm" xlink:href=".." xlink:type="simple" chart:class="chart:line" chart:style-name="ch1">
        <chart:title svg:x="7.534cm" svg:y="0.322cm" chart:style-name="ch2">
          <text:p>Ej2.1.1</text:p>
        </chart:title>
        <chart:legend chart:legend-position="end" svg:x="12.991cm" svg:y="4.124cm" style:legend-expansion="high" chart:style-name="ch3"/>
        <chart:plot-area chart:style-name="ch4" table:cell-range-address="Hoja1.A2:Hoja1.B31 Hoja1.A1:Hoja1.B1 Hoja1.E1:Hoja1.E31" chart:data-source-has-labels="both" svg:x="1.343cm" svg:y="1.287cm" svg:width="11.316cm" svg:height="6.89cm">
          <chart:coordinate-region svg:x="2.705cm" svg:y="1.486cm" svg:width="9.954cm" svg:height="5.506cm"/>
          <chart:axis chart:dimension="x" chart:name="primary-x" chart:style-name="ch5" chartooo:axis-type="auto">
            <chartooo:date-scale/>
            <chart:title svg:x="6.348cm" svg:y="8.363cm" chart:style-name="ch6">
              <text:p>Tamaño</text:p>
            </chart:title>
            <chart:categories table:cell-range-address="Hoja1.A2:Hoja1.A31"/>
          </chart:axis>
          <chart:axis chart:dimension="y" chart:name="primary-y" chart:style-name="ch5">
            <chart:title svg:x="0.451cm" svg:y="5.689cm" chart:style-name="ch7">
              <text:p>Tiempo (ms)</text:p>
            </chart:title>
            <chart:grid chart:style-name="ch8" chart:class="major"/>
          </chart:axis>
          <chart:series chart:style-name="ch9" chart:values-cell-range-address="Hoja1.B2:Hoja1.B31" chart:label-cell-address="Hoja1.B1:Hoja1.B1" chart:class="chart:line">
            <chart:data-point chart:repeated="30"/>
          </chart:series>
          <chart:series chart:style-name="ch10" chart:values-cell-range-address="Hoja1.E2:Hoja1.E31" chart:label-cell-address="Hoja1.E1:Hoja1.E1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j2.1.1</text:p>
                <draw:g>
                  <svg:desc>Hoja1.B1:Hoja1.B1</svg:desc>
                </draw:g>
              </table:table-cell>
              <table:table-cell office:value-type="string">
                <text:p>Tiempo teórico</text:p>
                <draw:g>
                  <svg:desc>Hoja1.E1:Hoja1.E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Hoja1.A2:Hoja1.A31</svg:desc>
                </draw:g>
              </table:table-cell>
              <table:table-cell office:value-type="float" office:value="622">
                <text:p>622</text:p>
                <draw:g>
                  <svg:desc>Hoja1.B2:Hoja1.B31</svg:desc>
                </draw:g>
              </table:table-cell>
              <table:table-cell office:value-type="float" office:value="626.388379520673">
                <text:p>626.388379520673</text:p>
                <draw:g>
                  <svg:desc>Hoja1.E2:Hoja1.E3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330">
                <text:p>2330</text:p>
              </table:table-cell>
              <table:table-cell office:value-type="float" office:value="2505.55351808269">
                <text:p>2505.55351808269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5539">
                <text:p>5539</text:p>
              </table:table-cell>
              <table:table-cell office:value-type="float" office:value="5637.49541568606">
                <text:p>5637.49541568606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0363">
                <text:p>10363</text:p>
              </table:table-cell>
              <table:table-cell office:value-type="float" office:value="10022.2140723308">
                <text:p>10022.2140723308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6052">
                <text:p>16052</text:p>
              </table:table-cell>
              <table:table-cell office:value-type="float" office:value="15659.7094880168">
                <text:p>15659.7094880168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22069">
                <text:p>22069</text:p>
              </table:table-cell>
              <table:table-cell office:value-type="float" office:value="22549.9816627442">
                <text:p>22549.9816627442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30436">
                <text:p>30436</text:p>
              </table:table-cell>
              <table:table-cell office:value-type="float" office:value="30693.030596513">
                <text:p>30693.030596513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38535">
                <text:p>38535</text:p>
              </table:table-cell>
              <table:table-cell office:value-type="float" office:value="40088.8562893231">
                <text:p>40088.8562893231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51022">
                <text:p>51022</text:p>
              </table:table-cell>
              <table:table-cell office:value-type="float" office:value="50737.4587411745">
                <text:p>50737.458741174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61251">
                <text:p>61251</text:p>
              </table:table-cell>
              <table:table-cell office:value-type="float" office:value="62638.8379520673">
                <text:p>62638.8379520673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74064">
                <text:p>74064</text:p>
              </table:table-cell>
              <table:table-cell office:value-type="float" office:value="75792.9939220015">
                <text:p>75792.9939220015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91233">
                <text:p>91233</text:p>
              </table:table-cell>
              <table:table-cell office:value-type="float" office:value="90199.9266509769">
                <text:p>90199.9266509769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105231">
                <text:p>105231</text:p>
              </table:table-cell>
              <table:table-cell office:value-type="float" office:value="105859.636138994">
                <text:p>105859.636138994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123952">
                <text:p>123952</text:p>
              </table:table-cell>
              <table:table-cell office:value-type="float" office:value="122772.122386052">
                <text:p>122772.122386052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38857">
                <text:p>138857</text:p>
              </table:table-cell>
              <table:table-cell office:value-type="float" office:value="140937.385392152">
                <text:p>140937.385392152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162038">
                <text:p>162038</text:p>
              </table:table-cell>
              <table:table-cell office:value-type="float" office:value="160355.425157292">
                <text:p>160355.425157292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187266">
                <text:p>187266</text:p>
              </table:table-cell>
              <table:table-cell office:value-type="float" office:value="181026.241681475">
                <text:p>181026.241681475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202679">
                <text:p>202679</text:p>
              </table:table-cell>
              <table:table-cell office:value-type="float" office:value="202949.834964698">
                <text:p>202949.834964698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221457">
                <text:p>221457</text:p>
              </table:table-cell>
              <table:table-cell office:value-type="float" office:value="226126.205006963">
                <text:p>226126.205006963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53206">
                <text:p>253206</text:p>
              </table:table-cell>
              <table:table-cell office:value-type="float" office:value="250555.351808269">
                <text:p>250555.351808269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275860">
                <text:p>275860</text:p>
              </table:table-cell>
              <table:table-cell office:value-type="float" office:value="276237.275368617">
                <text:p>276237.275368617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303654">
                <text:p>303654</text:p>
              </table:table-cell>
              <table:table-cell office:value-type="float" office:value="303171.975688006">
                <text:p>303171.975688006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337225">
                <text:p>337225</text:p>
              </table:table-cell>
              <table:table-cell office:value-type="float" office:value="331359.452766436">
                <text:p>331359.452766436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374058">
                <text:p>374058</text:p>
              </table:table-cell>
              <table:table-cell office:value-type="float" office:value="360799.706603908">
                <text:p>360799.706603908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393819">
                <text:p>393819</text:p>
              </table:table-cell>
              <table:table-cell office:value-type="float" office:value="391492.737200421">
                <text:p>391492.737200421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425892">
                <text:p>425892</text:p>
              </table:table-cell>
              <table:table-cell office:value-type="float" office:value="423438.544555975">
                <text:p>423438.544555975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488311">
                <text:p>488311</text:p>
              </table:table-cell>
              <table:table-cell office:value-type="float" office:value="456637.128670571">
                <text:p>456637.128670571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481421">
                <text:p>481421</text:p>
              </table:table-cell>
              <table:table-cell office:value-type="float" office:value="491088.489544208">
                <text:p>491088.489544208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522291">
                <text:p>522291</text:p>
              </table:table-cell>
              <table:table-cell office:value-type="float" office:value="526792.627176886">
                <text:p>526792.627176886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564793">
                <text:p>564793</text:p>
              </table:table-cell>
              <table:table-cell office:value-type="float" office:value="563749.541568606">
                <text:p>563749.5415686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8cm" svg:height="8.887cm" xlink:href=".." xlink:type="simple" chart:class="chart:line" chart:style-name="ch1">
        <chart:title svg:x="7.129cm" svg:y="0.313cm" chart:style-name="ch2">
          <text:p>Ej2.1.2</text:p>
        </chart:title>
        <chart:legend chart:legend-position="end" svg:x="12.181cm" svg:y="3.895cm" style:legend-expansion="high" chart:style-name="ch3"/>
        <chart:plot-area chart:style-name="ch4" table:cell-range-address="Hoja1.A2:Hoja1.A31 Hoja1.F1:Hoja1.F31 Hoja1.I1:Hoja1.I31" chart:data-source-has-labels="both" svg:x="1.327cm" svg:y="1.269cm" svg:width="10.538cm" svg:height="6.46cm">
          <chart:coordinate-region svg:x="2.689cm" svg:y="1.468cm" svg:width="9.176cm" svg:height="5.076cm"/>
          <chart:axis chart:dimension="x" chart:name="primary-x" chart:style-name="ch5" chartooo:axis-type="auto">
            <chartooo:date-scale/>
            <chart:title svg:x="5.943cm" svg:y="7.906cm" chart:style-name="ch6">
              <text:p>Tamaño</text:p>
            </chart:title>
            <chart:categories table:cell-range-address="Hoja1.A2:Hoja1.A31"/>
          </chart:axis>
          <chart:axis chart:dimension="y" chart:name="primary-y" chart:style-name="ch5">
            <chart:title svg:x="0.451cm" svg:y="5.456cm" chart:style-name="ch7">
              <text:p>Tiempo (ms)</text:p>
            </chart:title>
            <chart:grid chart:style-name="ch8" chart:class="major"/>
          </chart:axis>
          <chart:series chart:style-name="ch9" chart:values-cell-range-address="Hoja1.F2:Hoja1.F31" chart:label-cell-address="Hoja1.F1:Hoja1.F1" chart:class="chart:line">
            <chart:data-point chart:repeated="30"/>
          </chart:series>
          <chart:series chart:style-name="ch10" chart:values-cell-range-address="Hoja1.I2:Hoja1.I31" chart:label-cell-address="Hoja1.I1:Hoja1.I1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j2.1.2</text:p>
                <draw:g>
                  <svg:desc>Hoja1.F1:Hoja1.F1</svg:desc>
                </draw:g>
              </table:table-cell>
              <table:table-cell office:value-type="string">
                <text:p>Tiempo teórico</text:p>
                <draw:g>
                  <svg:desc>Hoja1.I1:Hoja1.I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Hoja1.A2:Hoja1.A31</svg:desc>
                </draw:g>
              </table:table-cell>
              <table:table-cell office:value-type="float" office:value="294">
                <text:p>294</text:p>
                <draw:g>
                  <svg:desc>Hoja1.F2:Hoja1.F31</svg:desc>
                </draw:g>
              </table:table-cell>
              <table:table-cell office:value-type="float" office:value="316.61110299297">
                <text:p>316.61110299297</text:p>
                <draw:g>
                  <svg:desc>Hoja1.I2:Hoja1.I3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293">
                <text:p>1293</text:p>
              </table:table-cell>
              <table:table-cell office:value-type="float" office:value="1266.44441197188">
                <text:p>1266.44441197188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3900">
                <text:p>3900</text:p>
              </table:table-cell>
              <table:table-cell office:value-type="float" office:value="2849.49992693673">
                <text:p>2849.49992693673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6882">
                <text:p>6882</text:p>
              </table:table-cell>
              <table:table-cell office:value-type="float" office:value="5065.77764788752">
                <text:p>5065.77764788752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7800">
                <text:p>7800</text:p>
              </table:table-cell>
              <table:table-cell office:value-type="float" office:value="7915.27757482425">
                <text:p>7915.27757482425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0847">
                <text:p>10847</text:p>
              </table:table-cell>
              <table:table-cell office:value-type="float" office:value="11397.9997077469">
                <text:p>11397.9997077469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5253">
                <text:p>15253</text:p>
              </table:table-cell>
              <table:table-cell office:value-type="float" office:value="15513.9440466555">
                <text:p>15513.944046655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9388">
                <text:p>19388</text:p>
              </table:table-cell>
              <table:table-cell office:value-type="float" office:value="20263.1105915501">
                <text:p>20263.1105915501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24913">
                <text:p>24913</text:p>
              </table:table-cell>
              <table:table-cell office:value-type="float" office:value="25645.4993424306">
                <text:p>25645.499342430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9728">
                <text:p>29728</text:p>
              </table:table-cell>
              <table:table-cell office:value-type="float" office:value="31661.110299297">
                <text:p>31661.110299297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37380">
                <text:p>37380</text:p>
              </table:table-cell>
              <table:table-cell office:value-type="float" office:value="38309.9434621494">
                <text:p>38309.9434621494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45701">
                <text:p>45701</text:p>
              </table:table-cell>
              <table:table-cell office:value-type="float" office:value="45591.9988309877">
                <text:p>45591.9988309877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51461">
                <text:p>51461</text:p>
              </table:table-cell>
              <table:table-cell office:value-type="float" office:value="53507.2764058119">
                <text:p>53507.2764058119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61555">
                <text:p>61555</text:p>
              </table:table-cell>
              <table:table-cell office:value-type="float" office:value="62055.7761866221">
                <text:p>62055.7761866221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68809">
                <text:p>68809</text:p>
              </table:table-cell>
              <table:table-cell office:value-type="float" office:value="71237.4981734183">
                <text:p>71237.4981734183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78909">
                <text:p>78909</text:p>
              </table:table-cell>
              <table:table-cell office:value-type="float" office:value="81052.4423662003">
                <text:p>81052.4423662003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84762">
                <text:p>84762</text:p>
              </table:table-cell>
              <table:table-cell office:value-type="float" office:value="91500.6087649683">
                <text:p>91500.6087649683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102035">
                <text:p>102035</text:p>
              </table:table-cell>
              <table:table-cell office:value-type="float" office:value="102581.997369722">
                <text:p>102581.997369722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109356">
                <text:p>109356</text:p>
              </table:table-cell>
              <table:table-cell office:value-type="float" office:value="114296.608180462">
                <text:p>114296.608180462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18778">
                <text:p>118778</text:p>
              </table:table-cell>
              <table:table-cell office:value-type="float" office:value="126644.441197188">
                <text:p>126644.441197188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135655">
                <text:p>135655</text:p>
              </table:table-cell>
              <table:table-cell office:value-type="float" office:value="139625.4964199">
                <text:p>139625.4964199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150726">
                <text:p>150726</text:p>
              </table:table-cell>
              <table:table-cell office:value-type="float" office:value="153239.773848597">
                <text:p>153239.773848597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159147">
                <text:p>159147</text:p>
              </table:table-cell>
              <table:table-cell office:value-type="float" office:value="167487.273483281">
                <text:p>167487.273483281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171503">
                <text:p>171503</text:p>
              </table:table-cell>
              <table:table-cell office:value-type="float" office:value="182367.995323951">
                <text:p>182367.995323951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197689">
                <text:p>197689</text:p>
              </table:table-cell>
              <table:table-cell office:value-type="float" office:value="197881.939370606">
                <text:p>197881.939370606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212722">
                <text:p>212722</text:p>
              </table:table-cell>
              <table:table-cell office:value-type="float" office:value="214029.105623248">
                <text:p>214029.105623248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229483">
                <text:p>229483</text:p>
              </table:table-cell>
              <table:table-cell office:value-type="float" office:value="230809.494081875">
                <text:p>230809.494081875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252335">
                <text:p>252335</text:p>
              </table:table-cell>
              <table:table-cell office:value-type="float" office:value="248223.104746488">
                <text:p>248223.104746488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267550">
                <text:p>267550</text:p>
              </table:table-cell>
              <table:table-cell office:value-type="float" office:value="266269.937617088">
                <text:p>266269.937617088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283386">
                <text:p>283386</text:p>
              </table:table-cell>
              <table:table-cell office:value-type="float" office:value="284949.992693673">
                <text:p>284949.9926936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581cm" svg:height="9.327cm" xlink:href=".." xlink:type="simple" chart:class="chart:line" chart:style-name="ch1">
        <chart:title svg:x="7.175cm" svg:y="0.322cm" chart:style-name="ch2">
          <text:p>MergeSort</text:p>
        </chart:title>
        <chart:legend chart:legend-position="end" svg:x="12.962cm" svg:y="4.115cm" style:legend-expansion="high" chart:style-name="ch3"/>
        <chart:plot-area chart:style-name="ch4" table:cell-range-address="Hoja1.A2:Hoja1.A31 Hoja1.J1:Hoja1.J31 Hoja1.M1:Hoja1.M31" chart:data-source-has-labels="both" svg:x="1.342cm" svg:y="1.287cm" svg:width="11.289cm" svg:height="6.873cm">
          <chart:coordinate-region svg:x="2.519cm" svg:y="1.486cm" svg:width="10.112cm" svg:height="5.488cm"/>
          <chart:axis chart:dimension="x" chart:name="primary-x" chart:style-name="ch5" chartooo:axis-type="auto">
            <chartooo:date-scale/>
            <chart:title svg:x="6.333cm" svg:y="8.346cm" chart:style-name="ch6">
              <text:p>Tamaño</text:p>
            </chart:title>
            <chart:categories table:cell-range-address="Hoja1.A2:Hoja1.A31"/>
          </chart:axis>
          <chart:axis chart:dimension="y" chart:name="primary-y" chart:style-name="ch5">
            <chart:title svg:x="0.451cm" svg:y="5.68cm" chart:style-name="ch7">
              <text:p>Tiempo (ms)</text:p>
            </chart:title>
            <chart:grid chart:style-name="ch8" chart:class="major"/>
          </chart:axis>
          <chart:series chart:style-name="ch9" chart:values-cell-range-address="Hoja1.J2:Hoja1.J31" chart:label-cell-address="Hoja1.J1:Hoja1.J1" chart:class="chart:line">
            <chart:data-point chart:repeated="30"/>
          </chart:series>
          <chart:series chart:style-name="ch10" chart:values-cell-range-address="Hoja1.M2:Hoja1.M31" chart:label-cell-address="Hoja1.M1:Hoja1.M1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rgeSort</text:p>
                <draw:g>
                  <svg:desc>Hoja1.J1:Hoja1.J1</svg:desc>
                </draw:g>
              </table:table-cell>
              <table:table-cell office:value-type="string">
                <text:p>Tiempo teórico</text:p>
                <draw:g>
                  <svg:desc>Hoja1.M1:Hoja1.M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Hoja1.A2:Hoja1.A31</svg:desc>
                </draw:g>
              </table:table-cell>
              <table:table-cell office:value-type="float" office:value="68">
                <text:p>68</text:p>
                <draw:g>
                  <svg:desc>Hoja1.J2:Hoja1.J31</svg:desc>
                </draw:g>
              </table:table-cell>
              <table:table-cell office:value-type="float" office:value="103.184523854131">
                <text:p>103.184523854131</text:p>
                <draw:g>
                  <svg:desc>Hoja1.M2:Hoja1.M3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44">
                <text:p>144</text:p>
              </table:table-cell>
              <table:table-cell office:value-type="float" office:value="227.076805553862">
                <text:p>227.076805553862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25">
                <text:p>225</text:p>
              </table:table-cell>
              <table:table-cell office:value-type="float" office:value="358.785101051328">
                <text:p>358.785101051328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307">
                <text:p>307</text:p>
              </table:table-cell>
              <table:table-cell office:value-type="float" office:value="495.569126798924">
                <text:p>495.569126798924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95">
                <text:p>395</text:p>
              </table:table-cell>
              <table:table-cell office:value-type="float" office:value="636.127431080211">
                <text:p>636.127431080211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525">
                <text:p>525</text:p>
              </table:table-cell>
              <table:table-cell office:value-type="float" office:value="779.693475639455">
                <text:p>779.693475639455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626">
                <text:p>626</text:p>
              </table:table-cell>
              <table:table-cell office:value-type="float" office:value="925.760757673092">
                <text:p>925.760757673092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718">
                <text:p>718</text:p>
              </table:table-cell>
              <table:table-cell office:value-type="float" office:value="1073.96928498024">
                <text:p>1073.96928498024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871">
                <text:p>871</text:p>
              </table:table-cell>
              <table:table-cell office:value-type="float" office:value="1224.04989162079">
                <text:p>1224.0498916207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915">
                <text:p>915</text:p>
              </table:table-cell>
              <table:table-cell office:value-type="float" office:value="1375.79365138842">
                <text:p>1375.79365138842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1108">
                <text:p>1108</text:p>
              </table:table-cell>
              <table:table-cell office:value-type="float" office:value="1529.03365972728">
                <text:p>1529.03365972728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201">
                <text:p>1201</text:p>
              </table:table-cell>
              <table:table-cell office:value-type="float" office:value="1683.63349835251">
                <text:p>1683.63349835251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1314">
                <text:p>1314</text:p>
              </table:table-cell>
              <table:table-cell office:value-type="float" office:value="1839.47957253948">
                <text:p>1839.47957253948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1459">
                <text:p>1459</text:p>
              </table:table-cell>
              <table:table-cell office:value-type="float" office:value="1996.47582026538">
                <text:p>1996.47582026538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674">
                <text:p>1674</text:p>
              </table:table-cell>
              <table:table-cell office:value-type="float" office:value="2154.5399406853">
                <text:p>2154.5399406853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1778">
                <text:p>1778</text:p>
              </table:table-cell>
              <table:table-cell office:value-type="float" office:value="2313.60063272528">
                <text:p>2313.60063272528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1965">
                <text:p>1965</text:p>
              </table:table-cell>
              <table:table-cell office:value-type="float" office:value="2473.59552663597">
                <text:p>2473.59552663597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2232">
                <text:p>2232</text:p>
              </table:table-cell>
              <table:table-cell office:value-type="float" office:value="2634.46960385197">
                <text:p>2634.46960385197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2352">
                <text:p>2352</text:p>
              </table:table-cell>
              <table:table-cell office:value-type="float" office:value="2796.17396902196">
                <text:p>2796.17396902196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707">
                <text:p>2707</text:p>
              </table:table-cell>
              <table:table-cell office:value-type="float" office:value="2958.66488123283">
                <text:p>2958.66488123283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2862">
                <text:p>2862</text:p>
              </table:table-cell>
              <table:table-cell office:value-type="float" office:value="3121.90297944182">
                <text:p>3121.90297944182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3347">
                <text:p>3347</text:p>
              </table:table-cell>
              <table:table-cell office:value-type="float" office:value="3285.85265575615">
                <text:p>3285.85265575615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3502">
                <text:p>3502</text:p>
              </table:table-cell>
              <table:table-cell office:value-type="float" office:value="3450.48154287936">
                <text:p>3450.48154287936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4081">
                <text:p>4081</text:p>
              </table:table-cell>
              <table:table-cell office:value-type="float" office:value="3615.76009085221">
                <text:p>3615.76009085221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4744">
                <text:p>4744</text:p>
              </table:table-cell>
              <table:table-cell office:value-type="float" office:value="3781.66121444882">
                <text:p>3781.66121444882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5535">
                <text:p>5535</text:p>
              </table:table-cell>
              <table:table-cell office:value-type="float" office:value="3948.15999707176">
                <text:p>3948.15999707176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6713">
                <text:p>6713</text:p>
              </table:table-cell>
              <table:table-cell office:value-type="float" office:value="4115.23344026277">
                <text:p>4115.23344026277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8851">
                <text:p>8851</text:p>
              </table:table-cell>
              <table:table-cell office:value-type="float" office:value="4282.86025036915">
                <text:p>4282.86025036915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11543">
                <text:p>11543</text:p>
              </table:table-cell>
              <table:table-cell office:value-type="float" office:value="4451.02065572139">
                <text:p>4451.02065572139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1973">
                <text:p>11973</text:p>
              </table:table-cell>
              <table:table-cell office:value-type="float" office:value="4619.6962490546">
                <text:p>4619.696249054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739cm" svg:height="8.854cm" xlink:href=".." xlink:type="simple" chart:class="chart:line" chart:style-name="ch1">
        <chart:title svg:x="6.86cm" svg:y="0.313cm" chart:style-name="ch2">
          <text:p>HeapSort</text:p>
        </chart:title>
        <chart:legend chart:legend-position="end" svg:x="12.12cm" svg:y="3.879cm" style:legend-expansion="high" chart:style-name="ch3"/>
        <chart:plot-area chart:style-name="ch4" table:cell-range-address="Hoja1.A2:Hoja1.A31 Hoja1.N1:Hoja1.N31 Hoja1.Q1:Hoja1.Q31" chart:data-source-has-labels="both" svg:x="1.325cm" svg:y="1.269cm" svg:width="10.481cm" svg:height="6.427cm">
          <chart:coordinate-region svg:x="2.502cm" svg:y="1.468cm" svg:width="9.304cm" svg:height="5.043cm"/>
          <chart:axis chart:dimension="x" chart:name="primary-x" chart:style-name="ch5" chartooo:axis-type="auto">
            <chartooo:date-scale/>
            <chart:title svg:x="5.912cm" svg:y="7.873cm" chart:style-name="ch6">
              <text:p>Tamaño</text:p>
            </chart:title>
            <chart:categories table:cell-range-address="Hoja1.A2:Hoja1.A31"/>
          </chart:axis>
          <chart:axis chart:dimension="y" chart:name="primary-y" chart:style-name="ch5">
            <chart:title svg:x="0.451cm" svg:y="5.439cm" chart:style-name="ch7">
              <text:p>Tiempo (ms)</text:p>
            </chart:title>
            <chart:grid chart:style-name="ch8" chart:class="major"/>
          </chart:axis>
          <chart:series chart:style-name="ch9" chart:values-cell-range-address="Hoja1.N2:Hoja1.N31" chart:label-cell-address="Hoja1.N1:Hoja1.N1" chart:class="chart:line">
            <chart:data-point chart:repeated="30"/>
          </chart:series>
          <chart:series chart:style-name="ch10" chart:values-cell-range-address="Hoja1.Q2:Hoja1.Q31" chart:label-cell-address="Hoja1.Q1:Hoja1.Q1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apSort</text:p>
                <draw:g>
                  <svg:desc>Hoja1.N1:Hoja1.N1</svg:desc>
                </draw:g>
              </table:table-cell>
              <table:table-cell office:value-type="string">
                <text:p>Tiempo teórico</text:p>
                <draw:g>
                  <svg:desc>Hoja1.Q1:Hoja1.Q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Hoja1.A2:Hoja1.A31</svg:desc>
                </draw:g>
              </table:table-cell>
              <table:table-cell office:value-type="float" office:value="127">
                <text:p>127</text:p>
                <draw:g>
                  <svg:desc>Hoja1.N2:Hoja1.N31</svg:desc>
                </draw:g>
              </table:table-cell>
              <table:table-cell office:value-type="float" office:value="191.415425282321">
                <text:p>191.415425282321</text:p>
                <draw:g>
                  <svg:desc>Hoja1.Q2:Hoja1.Q3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72">
                <text:p>272</text:p>
              </table:table-cell>
              <table:table-cell office:value-type="float" office:value="421.245373659812">
                <text:p>421.245373659812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429">
                <text:p>429</text:p>
              </table:table-cell>
              <table:table-cell office:value-type="float" office:value="665.57464373036">
                <text:p>665.57464373036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590">
                <text:p>590</text:p>
              </table:table-cell>
              <table:table-cell office:value-type="float" office:value="919.319793509965">
                <text:p>919.31979350996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796">
                <text:p>796</text:p>
              </table:table-cell>
              <table:table-cell office:value-type="float" office:value="1180.06652747754">
                <text:p>1180.06652747754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961">
                <text:p>961</text:p>
              </table:table-cell>
              <table:table-cell office:value-type="float" office:value="1446.39285674623">
                <text:p>1446.39285674623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173">
                <text:p>1173</text:p>
              </table:table-cell>
              <table:table-cell office:value-type="float" office:value="1717.35917869028">
                <text:p>1717.35917869028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358">
                <text:p>1358</text:p>
              </table:table-cell>
              <table:table-cell office:value-type="float" office:value="1992.29767940061">
                <text:p>1992.29767940061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546">
                <text:p>1546</text:p>
              </table:table-cell>
              <table:table-cell office:value-type="float" office:value="2270.70903484128">
                <text:p>2270.7090348412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877">
                <text:p>1877</text:p>
              </table:table-cell>
              <table:table-cell office:value-type="float" office:value="2552.20567043094">
                <text:p>2552.20567043094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2075">
                <text:p>2075</text:p>
              </table:table-cell>
              <table:table-cell office:value-type="float" office:value="2836.47796506221">
                <text:p>2836.47796506221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2286">
                <text:p>2286</text:p>
              </table:table-cell>
              <table:table-cell office:value-type="float" office:value="3123.27285206349">
                <text:p>3123.27285206349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2721">
                <text:p>2721</text:p>
              </table:table-cell>
              <table:table-cell office:value-type="float" office:value="3412.37960426649">
                <text:p>3412.37960426649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3291">
                <text:p>3291</text:p>
              </table:table-cell>
              <table:table-cell office:value-type="float" office:value="3703.62001904675">
                <text:p>3703.62001904675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3480">
                <text:p>3480</text:p>
              </table:table-cell>
              <table:table-cell office:value-type="float" office:value="3996.84142184963">
                <text:p>3996.84142184963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3767">
                <text:p>3767</text:p>
              </table:table-cell>
              <table:table-cell office:value-type="float" office:value="4291.91154356259">
                <text:p>4291.91154356259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4415">
                <text:p>4415</text:p>
              </table:table-cell>
              <table:table-cell office:value-type="float" office:value="4588.71468338429">
                <text:p>4588.71468338429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5101">
                <text:p>5101</text:p>
              </table:table-cell>
              <table:table-cell office:value-type="float" office:value="4887.14877753909">
                <text:p>4887.14877753909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5867">
                <text:p>5867</text:p>
              </table:table-cell>
              <table:table-cell office:value-type="float" office:value="5187.12312129609">
                <text:p>5187.12312129609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7071">
                <text:p>7071</text:p>
              </table:table-cell>
              <table:table-cell office:value-type="float" office:value="5488.55657181359">
                <text:p>5488.55657181359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8140">
                <text:p>8140</text:p>
              </table:table-cell>
              <table:table-cell office:value-type="float" office:value="5791.37611125462">
                <text:p>5791.37611125462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5811">
                <text:p>5811</text:p>
              </table:table-cell>
              <table:table-cell office:value-type="float" office:value="6095.5156841713">
                <text:p>6095.5156841713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5167">
                <text:p>5167</text:p>
              </table:table-cell>
              <table:table-cell office:value-type="float" office:value="6400.91524667733">
                <text:p>6400.91524667733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6821">
                <text:p>6821</text:p>
              </table:table-cell>
              <table:table-cell office:value-type="float" office:value="6707.51998126903">
                <text:p>6707.51998126903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8153">
                <text:p>8153</text:p>
              </table:table-cell>
              <table:table-cell office:value-type="float" office:value="7015.27964271742">
                <text:p>7015.27964271742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8775">
                <text:p>8775</text:p>
              </table:table-cell>
              <table:table-cell office:value-type="float" office:value="7324.14800877019">
                <text:p>7324.14800877019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11029">
                <text:p>11029</text:p>
              </table:table-cell>
              <table:table-cell office:value-type="float" office:value="7634.08241547442">
                <text:p>7634.08241547442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12751">
                <text:p>12751</text:p>
              </table:table-cell>
              <table:table-cell office:value-type="float" office:value="7945.04336142588">
                <text:p>7945.04336142588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18113">
                <text:p>18113</text:p>
              </table:table-cell>
              <table:table-cell office:value-type="float" office:value="8256.99416861911">
                <text:p>8256.99416861911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8639">
                <text:p>18639</text:p>
              </table:table-cell>
              <table:table-cell office:value-type="float" office:value="8569.90069012681">
                <text:p>8569.9006901268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588cm" svg:y="0.316cm" chart:style-name="ch2">
          <text:p>MergeSort vs HeapSort</text:p>
        </chart:title>
        <chart:legend chart:legend-position="end" svg:x="13.068cm" svg:y="3.952cm" style:legend-expansion="high" chart:style-name="ch3"/>
        <chart:plot-area chart:style-name="ch4" table:cell-range-address="Hoja1.A2:Hoja1.A31 Hoja1.J1:Hoja1.J31 Hoja1.N1:Hoja1.N31" chart:data-source-has-labels="both" svg:x="1.331cm" svg:y="1.275cm" svg:width="11.417cm" svg:height="6.564cm">
          <chart:coordinate-region svg:x="2.508cm" svg:y="1.474cm" svg:width="10.24cm" svg:height="5.18cm"/>
          <chart:axis chart:dimension="x" chart:name="primary-x" chart:style-name="ch5" chartooo:axis-type="auto">
            <chartooo:date-scale/>
            <chart:title svg:x="6.386cm" svg:y="8.019cm" chart:style-name="ch6">
              <text:p>Tamaño</text:p>
            </chart:title>
            <chart:categories table:cell-range-address="Hoja1.A2:Hoja1.A31"/>
          </chart:axis>
          <chart:axis chart:dimension="y" chart:name="primary-y" chart:style-name="ch5">
            <chart:title svg:x="0.451cm" svg:y="5.514cm" chart:style-name="ch7">
              <text:p>Tiempo (ms)</text:p>
            </chart:title>
            <chart:grid chart:style-name="ch8" chart:class="major"/>
          </chart:axis>
          <chart:series chart:style-name="ch9" chart:values-cell-range-address="Hoja1.J2:Hoja1.J31" chart:label-cell-address="Hoja1.J1:Hoja1.J1" chart:class="chart:line">
            <chart:data-point chart:repeated="30"/>
          </chart:series>
          <chart:series chart:style-name="ch10" chart:values-cell-range-address="Hoja1.N2:Hoja1.N31" chart:label-cell-address="Hoja1.N1:Hoja1.N1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rgeSort</text:p>
                <draw:g>
                  <svg:desc>Hoja1.J1:Hoja1.J1</svg:desc>
                </draw:g>
              </table:table-cell>
              <table:table-cell office:value-type="string">
                <text:p>HeapSort</text:p>
                <draw:g>
                  <svg:desc>Hoja1.N1:Hoja1.N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Hoja1.A2:Hoja1.A31</svg:desc>
                </draw:g>
              </table:table-cell>
              <table:table-cell office:value-type="float" office:value="68">
                <text:p>68</text:p>
                <draw:g>
                  <svg:desc>Hoja1.J2:Hoja1.J31</svg:desc>
                </draw:g>
              </table:table-cell>
              <table:table-cell office:value-type="float" office:value="127">
                <text:p>127</text:p>
                <draw:g>
                  <svg:desc>Hoja1.N2:Hoja1.N3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44">
                <text:p>144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25">
                <text:p>225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307">
                <text:p>307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95">
                <text:p>395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525">
                <text:p>525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626">
                <text:p>626</text:p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718">
                <text:p>718</text:p>
              </table:table-cell>
              <table:table-cell office:value-type="float" office:value="1358">
                <text:p>1358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871">
                <text:p>871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915">
                <text:p>915</text:p>
              </table:table-cell>
              <table:table-cell office:value-type="float" office:value="1877">
                <text:p>1877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1108">
                <text:p>1108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201">
                <text:p>1201</text:p>
              </table:table-cell>
              <table:table-cell office:value-type="float" office:value="2286">
                <text:p>2286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1314">
                <text:p>1314</text:p>
              </table:table-cell>
              <table:table-cell office:value-type="float" office:value="2721">
                <text:p>2721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1459">
                <text:p>1459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674">
                <text:p>1674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1778">
                <text:p>1778</text:p>
              </table:table-cell>
              <table:table-cell office:value-type="float" office:value="3767">
                <text:p>3767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1965">
                <text:p>1965</text:p>
              </table:table-cell>
              <table:table-cell office:value-type="float" office:value="4415">
                <text:p>4415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2232">
                <text:p>2232</text:p>
              </table:table-cell>
              <table:table-cell office:value-type="float" office:value="5101">
                <text:p>5101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2352">
                <text:p>2352</text:p>
              </table:table-cell>
              <table:table-cell office:value-type="float" office:value="5867">
                <text:p>5867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707">
                <text:p>2707</text:p>
              </table:table-cell>
              <table:table-cell office:value-type="float" office:value="7071">
                <text:p>7071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2862">
                <text:p>2862</text:p>
              </table:table-cell>
              <table:table-cell office:value-type="float" office:value="8140">
                <text:p>8140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3347">
                <text:p>3347</text:p>
              </table:table-cell>
              <table:table-cell office:value-type="float" office:value="5811">
                <text:p>5811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3502">
                <text:p>3502</text:p>
              </table:table-cell>
              <table:table-cell office:value-type="float" office:value="5167">
                <text:p>5167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4081">
                <text:p>4081</text:p>
              </table:table-cell>
              <table:table-cell office:value-type="float" office:value="6821">
                <text:p>6821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4744">
                <text:p>4744</text:p>
              </table:table-cell>
              <table:table-cell office:value-type="float" office:value="8153">
                <text:p>8153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5535">
                <text:p>5535</text:p>
              </table:table-cell>
              <table:table-cell office:value-type="float" office:value="8775">
                <text:p>8775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6713">
                <text:p>6713</text:p>
              </table:table-cell>
              <table:table-cell office:value-type="float" office:value="11029">
                <text:p>11029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8851">
                <text:p>8851</text:p>
              </table:table-cell>
              <table:table-cell office:value-type="float" office:value="12751">
                <text:p>12751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11543">
                <text:p>11543</text:p>
              </table:table-cell>
              <table:table-cell office:value-type="float" office:value="18113">
                <text:p>18113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1973">
                <text:p>11973</text:p>
              </table:table-cell>
              <table:table-cell office:value-type="float" office:value="18639">
                <text:p>1863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